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957in"/>
    </style:style>
    <style:style style:name="co2" style:family="table-column">
      <style:table-column-properties fo:break-before="auto" style:column-width="4.731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9327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2.2008in"/>
    </style:style>
    <style:style style:name="co11" style:family="table-column">
      <style:table-column-properties fo:break-before="auto" style:column-width="2.6193in"/>
    </style:style>
    <style:style style:name="co12" style:family="table-column">
      <style:table-column-properties fo:break-before="auto" style:column-width="2.5654in"/>
    </style:style>
    <style:style style:name="co13" style:family="table-column">
      <style:table-column-properties fo:break-before="auto" style:column-width="1.8791in"/>
    </style:style>
    <style:style style:name="co14" style:family="table-column">
      <style:table-column-properties fo:break-before="auto" style:column-width="1.9543in"/>
    </style:style>
    <style:style style:name="co15" style:family="table-column">
      <style:table-column-properties fo:break-before="auto" style:column-width="2.8547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4.3984in"/>
    </style:style>
    <style:style style:name="co18" style:family="table-column">
      <style:table-column-properties fo:break-before="auto" style:column-width="2.372in"/>
    </style:style>
    <style:style style:name="co19" style:family="table-column">
      <style:table-column-properties fo:break-before="auto" style:column-width="2.0083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2.4902in"/>
    </style:style>
    <style:style style:name="co22" style:family="table-column">
      <style:table-column-properties fo:break-before="auto" style:column-width="2.448in"/>
    </style:style>
    <style:style style:name="co23" style:family="table-column">
      <style:table-column-properties fo:break-before="auto" style:column-width="2.1472in"/>
    </style:style>
    <style:style style:name="co24" style:family="table-column">
      <style:table-column-properties fo:break-before="auto" style:column-width="2.0508in"/>
    </style:style>
    <style:style style:name="co25" style:family="table-column">
      <style:table-column-properties fo:break-before="auto" style:column-width="2.1256in"/>
    </style:style>
    <style:style style:name="co26" style:family="table-column">
      <style:table-column-properties fo:break-before="auto" style:column-width="2.748in"/>
    </style:style>
    <style:style style:name="co27" style:family="table-column">
      <style:table-column-properties fo:break-before="auto" style:column-width="2.6945in"/>
    </style:style>
    <style:style style:name="co28" style:family="table-column">
      <style:table-column-properties fo:break-before="auto" style:column-width="2.4154in"/>
    </style:style>
    <style:style style:name="co29" style:family="table-column">
      <style:table-column-properties fo:break-before="auto" style:column-width="5.4819in"/>
    </style:style>
    <style:style style:name="co30" style:family="table-column">
      <style:table-column-properties fo:break-before="auto" style:column-width="2.3299in"/>
    </style:style>
    <style:style style:name="co31" style:family="table-column">
      <style:table-column-properties fo:break-before="auto" style:column-width="2.5228in"/>
    </style:style>
    <style:style style:name="co32" style:family="table-column">
      <style:table-column-properties fo:break-before="auto" style:column-width="2.5437in"/>
    </style:style>
    <style:style style:name="co33" style:family="table-column">
      <style:table-column-properties fo:break-before="auto" style:column-width="1.5472in"/>
    </style:style>
    <style:style style:name="co34" style:family="table-column">
      <style:table-column-properties fo:break-before="auto" style:column-width="2.1583in"/>
    </style:style>
    <style:style style:name="co35" style:family="table-column">
      <style:table-column-properties fo:break-before="auto" style:column-width="1.9118in"/>
    </style:style>
    <style:style style:name="co36" style:family="table-column">
      <style:table-column-properties fo:break-before="auto" style:column-width="2.2764in"/>
    </style:style>
    <style:style style:name="co37" style:family="table-column">
      <style:table-column-properties fo:break-before="auto" style:column-width="1.6646in"/>
    </style:style>
    <style:style style:name="co38" style:family="table-column">
      <style:table-column-properties fo:break-before="auto" style:column-width="2.0835in"/>
    </style:style>
    <style:style style:name="co3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efi_weaviate_clean-1_proces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record_id</text:p>
          </table:table-cell>
          <table:table-cell office:value-type="string" calcext:value-type="string">
            <text:p>user_initials</text:p>
          </table:table-cell>
          <table:table-cell office:value-type="string" calcext:value-type="string">
            <text:p>DebtToIncome</text:p>
          </table:table-cell>
          <table:table-cell office:value-type="string" calcext:value-type="string">
            <text:p>final_contract_status_label</text:p>
          </table:table-cell>
          <table:table-cell office:value-type="string" calcext:value-type="string">
            <text:p>final_contract_status</text:p>
          </table:table-cell>
          <table:table-cell office:value-type="string" calcext:value-type="string">
            <text:p>final_contract_tier_label</text:p>
          </table:table-cell>
          <table:table-cell office:value-type="string" calcext:value-type="string">
            <text:p>final_contract_tier_original</text:p>
          </table:table-cell>
          <table:table-cell office:value-type="string" calcext:value-type="string">
            <text:p>final_contract_tier_name</text:p>
          </table:table-cell>
          <table:table-cell office:value-type="string" calcext:value-type="string">
            <text:p>Automatic Financing_Name</text:p>
          </table:table-cell>
          <table:table-cell office:value-type="string" calcext:value-type="string">
            <text:p>Automatic Financing_Score</text:p>
          </table:table-cell>
          <table:table-cell office:value-type="string" calcext:value-type="string">
            <text:p>Automatic Financing_below_600?</text:p>
          </table:table-cell>
          <table:table-cell office:value-type="string" calcext:value-type="string">
            <text:p>Automatic Financing_Status_Approved?</text:p>
          </table:table-cell>
          <table:table-cell office:value-type="string" calcext:value-type="string">
            <text:p>Automatic Financing_Status_Declined?</text:p>
          </table:table-cell>
          <table:table-cell office:value-type="string" calcext:value-type="string">
            <text:p>Automatic Financing_Status</text:p>
          </table:table-cell>
          <table:table-cell office:value-type="string" calcext:value-type="string">
            <text:p>Automatic Financing_Amount</text:p>
          </table:table-cell>
          <table:table-cell office:value-type="string" calcext:value-type="string">
            <text:p>Automatic Financing_Details_in_the_wallet?</text:p>
          </table:table-cell>
          <table:table-cell office:value-type="string" calcext:value-type="string">
            <text:p>Automatic</text:p>
            <text:p>Financing_Details_just_available?</text:p>
          </table:table-cell>
          <table:table-cell office:value-type="string" calcext:value-type="string">
            <text:p>Automatic Financing_Details</text:p>
          </table:table-cell>
          <table:table-cell office:value-type="string" calcext:value-type="string">
            <text:p>Automatic Financing_DebtToIncome</text:p>
          </table:table-cell>
          <table:table-cell office:value-type="string" calcext:value-type="string">
            <text:p>0% Unsecured Funding_Name</text:p>
          </table:table-cell>
          <table:table-cell office:value-type="string" calcext:value-type="string">
            <text:p>0% Unsecured Funding_missing?</text:p>
          </table:table-cell>
          <table:table-cell office:value-type="string" calcext:value-type="string">
            <text:p>0% Unsecured Funding_Score</text:p>
          </table:table-cell>
          <table:table-cell office:value-type="string" calcext:value-type="string">
            <text:p>0% Unsecured Funding_below_600?</text:p>
          </table:table-cell>
          <table:table-cell office:value-type="string" calcext:value-type="string">
            <text:p>Unsecured Funding_Status_As_is?</text:p>
          </table:table-cell>
          <table:table-cell office:value-type="string" calcext:value-type="string">
            <text:p>Unsecured Funding_Status_Declined?</text:p>
          </table:table-cell>
          <table:table-cell office:value-type="string" calcext:value-type="string">
            <text:p>Unsecured Funding_Status_if_Fixed?</text:p>
          </table:table-cell>
          <table:table-cell office:value-type="string" calcext:value-type="string">
            <text:p>Unsecured Funding_Status_NA?</text:p>
          </table:table-cell>
          <table:table-cell office:value-type="string" calcext:value-type="string">
            <text:p>0% Unsecured Funding_Status</text:p>
          </table:table-cell>
          <table:table-cell office:value-type="string" calcext:value-type="string">
            <text:p>0% Unsecured Funding_Amount</text:p>
          </table:table-cell>
          <table:table-cell office:value-type="string" calcext:value-type="string">
            <text:p>0% Unsecured Funding_Details_To_book?</text:p>
          </table:table-cell>
          <table:table-cell office:value-type="string" calcext:value-type="string">
            <text:p>0% Unsecured Funding_Details_just_CL?</text:p>
          </table:table-cell>
          <table:table-cell office:value-type="string" calcext:value-type="string">
            <text:p>0% Unsecured Funding_Details_NA?</text:p>
          </table:table-cell>
          <table:table-cell office:value-type="string" calcext:value-type="string">
            <text:p>0% Unsecured Funding_Details</text:p>
          </table:table-cell>
          <table:table-cell office:value-type="string" calcext:value-type="string">
            <text:p>0% Unsecured Funding_Collections</text:p>
          </table:table-cell>
          <table:table-cell office:value-type="string" calcext:value-type="string">
            <text:p>0% Unsecured Funding_Contingencies</text:p>
          </table:table-cell>
          <table:table-cell office:value-type="string" calcext:value-type="string">
            <text:p>0% Unsecured Funding_DebtToIncome</text:p>
          </table:table-cell>
          <table:table-cell office:value-type="string" calcext:value-type="string">
            <text:p>Debt Resolution_Name</text:p>
          </table:table-cell>
          <table:table-cell office:value-type="string" calcext:value-type="string">
            <text:p>Debt Resolution_missing?</text:p>
          </table:table-cell>
          <table:table-cell office:value-type="string" calcext:value-type="string">
            <text:p>Debt Resolution_Score</text:p>
          </table:table-cell>
          <table:table-cell office:value-type="string" calcext:value-type="string">
            <text:p>Debt Resolution_score_missing?</text:p>
          </table:table-cell>
          <table:table-cell office:value-type="string" calcext:value-type="string">
            <text:p>Debt Resolution_below_600?</text:p>
          </table:table-cell>
          <table:table-cell office:value-type="string" calcext:value-type="string">
            <text:p>Debt Resolution_Status_Approved?</text:p>
          </table:table-cell>
          <table:table-cell office:value-type="string" calcext:value-type="string">
            <text:p>Debt Resolution_Status_Declined?</text:p>
          </table:table-cell>
          <table:table-cell office:value-type="string" calcext:value-type="string">
            <text:p>Debt Resolution_Status_NA?</text:p>
          </table:table-cell>
          <table:table-cell office:value-type="string" calcext:value-type="string">
            <text:p>Debt Resolution_Status</text:p>
          </table:table-cell>
          <table:table-cell office:value-type="string" calcext:value-type="string">
            <text:p>Debt Resolution_Amount</text:p>
          </table:table-cell>
          <table:table-cell office:value-type="string" calcext:value-type="string">
            <text:p>Debt Resolution_DebtTo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0cd4ce16d61c98cf7f5b6d7dee0c1b72f682d9a4275aa8a902cb825cef2dde</text:p>
          </table:table-cell>
          <table:table-cell office:value-type="string" calcext:value-type="string">
            <text:p>G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A - Tier 1 VIP</text:p>
          </table:table-cell>
          <table:table-cell office:value-type="string" calcext:value-type="string">
            <text:p>Automatic Financing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4000" calcext:value-type="float">
            <text:p>11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950" calcext:value-type="float">
            <text:p>2595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c2b7d6c755a6b861894775733a46b1115f2afb35d8eec3ef57113722c4055e7</text:p>
          </table:table-cell>
          <table:table-cell office:value-type="string" calcext:value-type="string">
            <text:p>BB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A - Tier 1 VIP</text:p>
          </table:table-cell>
          <table:table-cell office:value-type="string" calcext:value-type="string">
            <text:p>Automatic Financing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84" calcext:value-type="float">
            <text:p>1684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8961db214ff5ac90b6250d60dc7f549081a7178050aa691ff00fb886f6e7e1</text:p>
          </table:table-cell>
          <table:table-cell office:value-type="string" calcext:value-type="string">
            <text:p>E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5000" calcext:value-type="float">
            <text:p>9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173994f45ba2fa5c9384668edb32ac29c7f2665eede341f47869c166316833c</text:p>
          </table:table-cell>
          <table:table-cell office:value-type="string" calcext:value-type="string">
            <text:p>EH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cbec624490ff65c41c81a342b088e55b0034e0d5248115a989f61aad396167</text:p>
          </table:table-cell>
          <table:table-cell office:value-type="string" calcext:value-type="string">
            <text:p>YF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87000" calcext:value-type="float">
            <text:p>8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253" calcext:value-type="float">
            <text:p>1625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62c9a6f80351e69d32ff12f102b4853a5f6e5b75294b0ed396f5de682195c55</text:p>
          </table:table-cell>
          <table:table-cell office:value-type="string" calcext:value-type="string">
            <text:p>L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4000" calcext:value-type="float">
            <text:p>9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19" calcext:value-type="float">
            <text:p>451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2cdc91e44b8ca57bc8144d4debbf580b5b7ede498fa004032ceee33b7a24ba4</text:p>
          </table:table-cell>
          <table:table-cell office:value-type="string" calcext:value-type="string">
            <text:p>G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fd76d18cae6eb39f0fd79ae20828adf0e9d9712d019494aebaf29bf79afad61</text:p>
          </table:table-cell>
          <table:table-cell office:value-type="string" calcext:value-type="string">
            <text:p>M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279" calcext:value-type="float">
            <text:p>727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c65124eb7995119ed23c46b36a660377313a7ef8a77ef0e9abc5083e038e70b</text:p>
          </table:table-cell>
          <table:table-cell office:value-type="string" calcext:value-type="string">
            <text:p>S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7000" calcext:value-type="float">
            <text:p>7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782" calcext:value-type="float">
            <text:p>97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e0e01bc31c8e15b81a52933b408ed066cf998cad931b8a94f93e73add69b935</text:p>
          </table:table-cell>
          <table:table-cell office:value-type="string" calcext:value-type="string">
            <text:p>SJ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9000" calcext:value-type="float">
            <text:p>7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8610" calcext:value-type="float">
            <text:p>2861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494b43e29a685e60eb532ecca654d480d54ee0647353ae5319b97c967973960</text:p>
          </table:table-cell>
          <table:table-cell office:value-type="string" calcext:value-type="string">
            <text:p>T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8104e15fd8ab6d742b5a61b7534f7a00a66d87bd50f0d89a30b63a365a5d7fa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69000" calcext:value-type="float">
            <text:p>6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d63add6ce0e319534113473728289001a4c51c6fa854a5cee9dbbbfde11fd54</text:p>
          </table:table-cell>
          <table:table-cell office:value-type="string" calcext:value-type="string">
            <text:p>SC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267" calcext:value-type="float">
            <text:p>6267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d1f3b6db504bc30acb08b83fb862419ddfc4812111bdf75e67fb34e094ad1</text:p>
          </table:table-cell>
          <table:table-cell office:value-type="string" calcext:value-type="string">
            <text:p>BB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430" calcext:value-type="float">
            <text:p>1043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f8ce776df15be9b70d2079ab2807554c341a57eba42bda8c9002be00c2ca80</text:p>
          </table:table-cell>
          <table:table-cell office:value-type="string" calcext:value-type="string">
            <text:p>S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2443" calcext:value-type="float">
            <text:p>3244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77ea6fac25455b07b363b3470d5f0cdd886295c503bfe96cae73618e886a45a</text:p>
          </table:table-cell>
          <table:table-cell office:value-type="string" calcext:value-type="string">
            <text:p>IA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3" calcext:value-type="float">
            <text:p>110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6cc768b2f460d8c63aeb1f9fd51c2f8a5385fcc09df9f6df3ce69d475d93be2</text:p>
          </table:table-cell>
          <table:table-cell office:value-type="string" calcext:value-type="string">
            <text:p>J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85" calcext:value-type="float">
            <text:p>708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ccff4aa18d9f3faa5788942748a3296187a264ffd7cc025afd52d87ca6b2dc</text:p>
          </table:table-cell>
          <table:table-cell office:value-type="string" calcext:value-type="string">
            <text:p>LJ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44000" calcext:value-type="float">
            <text:p>4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e2feebf5779cf86893fbd5ed2277ee81543af2a5a18c76512d1d45a3000efd8</text:p>
          </table:table-cell>
          <table:table-cell office:value-type="string" calcext:value-type="string">
            <text:p>BW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513" calcext:value-type="float">
            <text:p>351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ef5eefd5607902b21d3469e3911919a4c5847bfae7df431af8503acd6079d6a</text:p>
          </table:table-cell>
          <table:table-cell office:value-type="string" calcext:value-type="string">
            <text:p>S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9000" calcext:value-type="float">
            <text:p>7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4548" calcext:value-type="float">
            <text:p>2454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54cb985f0bbba4ebd4dd1840e61c7d4091f58145d35360045768ad9224e994c</text:p>
          </table:table-cell>
          <table:table-cell office:value-type="string" calcext:value-type="string">
            <text:p>J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49000" calcext:value-type="float">
            <text:p>4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29" calcext:value-type="float">
            <text:p>1829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2e0c9e488f6e469d33e378c244dd6f42be54e82156d4ef644d3bc512bf6e5c</text:p>
          </table:table-cell>
          <table:table-cell office:value-type="string" calcext:value-type="string">
            <text:p>TA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463" calcext:value-type="float">
            <text:p>1046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5cea0bafdd57f3b0ce977dd5dbd719bf7daf6a9462abd8c248cbaf44458d0ff</text:p>
          </table:table-cell>
          <table:table-cell office:value-type="string" calcext:value-type="string">
            <text:p>A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8028" calcext:value-type="float">
            <text:p>6802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ace31f9eed2d01e6947f586575a585affa3d8d95192a434007c4061b3546c09</text:p>
          </table:table-cell>
          <table:table-cell office:value-type="string" calcext:value-type="string">
            <text:p>HH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85" calcext:value-type="float">
            <text:p>118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72a94d108061b3869323372f86ba96511012ef52af35899e0cc2b6df5cc6f4</text:p>
          </table:table-cell>
          <table:table-cell office:value-type="string" calcext:value-type="string">
            <text:p>L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9180" calcext:value-type="float">
            <text:p>191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0f3dc5f2a4258169997324add0c0df3b3d5d609e300c179491f5d2d5e69a9a5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1e9fd3a894593238ff027109eb965895b50b135621d15f468a57d964139843</text:p>
          </table:table-cell>
          <table:table-cell office:value-type="string" calcext:value-type="string">
            <text:p>J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46000" calcext:value-type="float">
            <text:p>4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b216cd0921a2cbe271cc26d8591f993da0acd96c077395845302d59bfd541a4</text:p>
          </table:table-cell>
          <table:table-cell office:value-type="string" calcext:value-type="string">
            <text:p>C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835" calcext:value-type="float">
            <text:p>2083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fb8417934ec928b2638633780c623740128a6445eb709167321578dc2678525</text:p>
          </table:table-cell>
          <table:table-cell office:value-type="string" calcext:value-type="string">
            <text:p>E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469" calcext:value-type="float">
            <text:p>846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c229f84288c67043534db7cd7f6ff0cb9d60980bea510894de3440f53a9234f</text:p>
          </table:table-cell>
          <table:table-cell office:value-type="string" calcext:value-type="string">
            <text:p>DC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087" calcext:value-type="float">
            <text:p>22087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346523179b13d19508cb54cc599582bda469b3ca0c8d91d1a8539bf1db71bcf</text:p>
          </table:table-cell>
          <table:table-cell office:value-type="string" calcext:value-type="string">
            <text:p>J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27000" calcext:value-type="float">
            <text:p>2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64" calcext:value-type="float">
            <text:p>166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a2778645d956d1e44780a04ccbed69abd8984512f393a271d53dcc8caceb168</text:p>
          </table:table-cell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8000" calcext:value-type="float">
            <text:p>9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419" calcext:value-type="float">
            <text:p>34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da44fd7776247aa12040f8eec6a6c9f71c8e51f69af87f642e5ca16daea9dfa</text:p>
          </table:table-cell>
          <table:table-cell office:value-type="string" calcext:value-type="string">
            <text:p>R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c0928caa64de7a406dffe98a152930b18b08b537e6ef531a6c9421b06c7bd5</text:p>
          </table:table-cell>
          <table:table-cell office:value-type="string" calcext:value-type="string">
            <text:p>C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64d23bb7ccc4ad21b37849c1c0c553fefde972d872439a2c00ce5b68a1cb954</text:p>
          </table:table-cell>
          <table:table-cell office:value-type="string" calcext:value-type="string">
            <text:p>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d3159f09b9a82ee5b0344cab6a2b68c468c1cd9bbfcece05e53afd1d0768a80</text:p>
          </table:table-cell>
          <table:table-cell office:value-type="string" calcext:value-type="string">
            <text:p>A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a3e0bc499bc8514bb35ab40139ad63599a82d354e8597288860d33bb85267bb</text:p>
          </table:table-cell>
          <table:table-cell office:value-type="string" calcext:value-type="string">
            <text:p>LF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7000" calcext:value-type="float">
            <text:p>7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428" calcext:value-type="float">
            <text:p>542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9e075287412a2dd3e3ae6f1f4c5ae05c4c80ea7a548c957946e0e740084b874</text:p>
          </table:table-cell>
          <table:table-cell office:value-type="string" calcext:value-type="string">
            <text:p>RW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5000" calcext:value-type="float">
            <text:p>6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339" calcext:value-type="float">
            <text:p>9339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7ff674e1fda1590a2f5ad63655c21a97735a701351ce7a8590b2f8227f9c684</text:p>
          </table:table-cell>
          <table:table-cell office:value-type="string" calcext:value-type="string">
            <text:p>CB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6a4fdd0d1dbb5968ba61193594592d5efd49cbbcad7766e7c437ab21fe12105</text:p>
          </table:table-cell>
          <table:table-cell office:value-type="string" calcext:value-type="string">
            <text:p>J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8000" calcext:value-type="float">
            <text:p>9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7986" calcext:value-type="float">
            <text:p>2798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41a9f3c70eafac8a00fce8d9b33f587e0446893fa3a92c548f11a25ab0809d</text:p>
          </table:table-cell>
          <table:table-cell office:value-type="string" calcext:value-type="string">
            <text:p>SK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3000" calcext:value-type="float">
            <text:p>10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2000" calcext:value-type="float">
            <text:p>11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456" calcext:value-type="float">
            <text:p>1145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a8e3aaa28d52f41e6de2a80b4b150476bded3371c2414cdceb8a7d7c6069a7b</text:p>
          </table:table-cell>
          <table:table-cell office:value-type="string" calcext:value-type="string">
            <text:p>U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7a25a82c8bcfda328d3ecd5b56072aecfb80ed74bfc0ff4ffb5fb5968ff0784</text:p>
          </table:table-cell>
          <table:table-cell office:value-type="string" calcext:value-type="string">
            <text:p>H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9000" calcext:value-type="float">
            <text:p>6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1000" calcext:value-type="float">
            <text:p>11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6263" calcext:value-type="float">
            <text:p>4626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517bba8dfd0805f3dd1ace2ed396a5e1dc6584896ef3dcbdbda4d9a66d7e99b</text:p>
          </table:table-cell>
          <table:table-cell office:value-type="string" calcext:value-type="string">
            <text:p>SG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44000" calcext:value-type="float">
            <text:p>4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815d9a81a2265063fbc043960a27a92702d6cb57a6371a73dc221c5919b47c4</text:p>
          </table:table-cell>
          <table:table-cell office:value-type="string" calcext:value-type="string">
            <text:p>L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768" calcext:value-type="float">
            <text:p>1076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b8b7178589deb14ce6a8fa3ec313d8b63ce391f044244f34fc38cfb5b4da800</text:p>
          </table:table-cell>
          <table:table-cell office:value-type="string" calcext:value-type="string">
            <text:p>GJ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7000" calcext:value-type="float">
            <text:p>5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6" calcext:value-type="float">
            <text:p>300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2596a7320c73408205556405afd25b5271f1696f1bddd7305a7cd65bafd958</text:p>
          </table:table-cell>
          <table:table-cell office:value-type="string" calcext:value-type="string">
            <text:p>GJ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239" calcext:value-type="float">
            <text:p>52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c3d465356d59991cb3d7cc9ca1d908dcd71a85c3ff9a600330121187b2a97f8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38" calcext:value-type="float">
            <text:p>1203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e8360998a05955e800a4c5bb4a277dc33c94997aa960d961f2597d5b522532</text:p>
          </table:table-cell>
          <table:table-cell office:value-type="string" calcext:value-type="string">
            <text:p>D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f3a69b573eef0bc35feecca4f3aadae3bfbb82bd928634566578468b7355aa3</text:p>
          </table:table-cell>
          <table:table-cell office:value-type="string" calcext:value-type="string">
            <text:p>LM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64000" calcext:value-type="float">
            <text:p>6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9b3e220f77c2a3338ed3ac8ad1941a13f632863c103bdee630de6ab1616509</text:p>
          </table:table-cell>
          <table:table-cell office:value-type="string" calcext:value-type="string">
            <text:p>A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1000" calcext:value-type="float">
            <text:p>7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6616" calcext:value-type="float">
            <text:p>2661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b5195f1d47339fd026ad6cfbef0f82dab28de981d75e09997463ef221e24541</text:p>
          </table:table-cell>
          <table:table-cell office:value-type="string" calcext:value-type="string">
            <text:p>SG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7000" calcext:value-type="float">
            <text:p>11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97" calcext:value-type="float">
            <text:p>229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42ca7c1ffc51744d7d18e22cd25eceed4a40e9831a087dcc001a8c00ce47415</text:p>
          </table:table-cell>
          <table:table-cell office:value-type="string" calcext:value-type="string">
            <text:p>R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892" calcext:value-type="float">
            <text:p>1489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421f165a3ed003161f9667217364f3022f3bc53fd897489627667754ba1b646</text:p>
          </table:table-cell>
          <table:table-cell office:value-type="string" calcext:value-type="string">
            <text:p>AB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2000" calcext:value-type="float">
            <text:p>1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3000" calcext:value-type="float">
            <text:p>11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31" calcext:value-type="float">
            <text:p>803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e62371f53cdd730c148271cafeb1a2b35f6a746d445dc06d83ce34c8059592</text:p>
          </table:table-cell>
          <table:table-cell office:value-type="string" calcext:value-type="string">
            <text:p>K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2000" calcext:value-type="float">
            <text:p>6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481" calcext:value-type="float">
            <text:p>1248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52f980974b64b461111e3c9c69feaf6994b515703c7a70e2994debad20996</text:p>
          </table:table-cell>
          <table:table-cell office:value-type="string" calcext:value-type="string">
            <text:p>GG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7809" calcext:value-type="float">
            <text:p>3780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faacf47a8ab3deac16ed4322b5f4ee630d4e61b8ff1f9d117298b0875f4c7ee</text:p>
          </table:table-cell>
          <table:table-cell office:value-type="string" calcext:value-type="string">
            <text:p>TP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97e19f7a5ca250de50ce71267da2c3c1c456747ab0c65a1f267b77e11cf6e84</text:p>
          </table:table-cell>
          <table:table-cell office:value-type="string" calcext:value-type="string">
            <text:p>BB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618" calcext:value-type="float">
            <text:p>661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6c964bb57fb8d8a6cbd24e75a444f7ded44e1ef708204227865c4e8e545dec8</text:p>
          </table:table-cell>
          <table:table-cell office:value-type="string" calcext:value-type="string">
            <text:p>B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4ba3e5675bc71ac59240b47854067308e4ec2c3644be3f92917ac81c0098a0c</text:p>
          </table:table-cell>
          <table:table-cell office:value-type="string" calcext:value-type="string">
            <text:p>P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1000" calcext:value-type="float">
            <text:p>4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29" calcext:value-type="float">
            <text:p>252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fc8707586009e6aa73510670c335f3d56c651553e68354e81529f0bfd28f214</text:p>
          </table:table-cell>
          <table:table-cell office:value-type="string" calcext:value-type="string">
            <text:p>SA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cdc0743e402969530708d4d817c4ea2ad5f33e7e58083278448466f83232773</text:p>
          </table:table-cell>
          <table:table-cell office:value-type="string" calcext:value-type="string">
            <text:p>J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214936ba652d302f14ea06c0c89f71be522ecce397cbab152a31fd4a55c29f</text:p>
          </table:table-cell>
          <table:table-cell office:value-type="string" calcext:value-type="string">
            <text:p>Z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577bc58f52b3357011a2b40761b54e7075f3c23eb3726eb90ea37b6f39b703</text:p>
          </table:table-cell>
          <table:table-cell office:value-type="string" calcext:value-type="string">
            <text:p>BB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471" calcext:value-type="float">
            <text:p>20471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7e8c628a5acbf0c248f6a9947bb06e7b779a9518f1966f8ac2917d12fc61e82</text:p>
          </table:table-cell>
          <table:table-cell office:value-type="string" calcext:value-type="string">
            <text:p>C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de7d37bc882c92ce45a977764e29cb03f777bf146af45ec80d72bd719872c3f</text:p>
          </table:table-cell>
          <table:table-cell office:value-type="string" calcext:value-type="string">
            <text:p>JC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9000" calcext:value-type="float">
            <text:p>7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632" calcext:value-type="float">
            <text:p>13632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fee0fded048a6d8bf1ea9475a68d0766ba3fe0d2394d372b4381a1be1cce178</text:p>
          </table:table-cell>
          <table:table-cell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7000" calcext:value-type="float">
            <text:p>9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35" calcext:value-type="float">
            <text:p>603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4ab27d830fe03f53d36e884b1ede9aa51a7261395f40986bb161450c754f81</text:p>
          </table:table-cell>
          <table:table-cell office:value-type="string" calcext:value-type="string">
            <text:p>C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8000" calcext:value-type="float">
            <text:p>9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6817" calcext:value-type="float">
            <text:p>3681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7946556ad2b6fc2afb84865f1b42e31a41a9bd6529548ba8f6af3b0c04278c</text:p>
          </table:table-cell>
          <table:table-cell office:value-type="string" calcext:value-type="string">
            <text:p>U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% Unsecured Fu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70" calcext:value-type="float">
            <text:p>607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a9fd65151a85cd91a49ffb79c668ac7d0a972a6c713aa49b12369ba8777c010</text:p>
          </table:table-cell>
          <table:table-cell office:value-type="string" calcext:value-type="string">
            <text:p>JR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51" calcext:value-type="float">
            <text:p>255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e82e455a4df0bbfa19e9adaf197088ad30a78ef72cf462fa3cafffaf83ad4bf</text:p>
          </table:table-cell>
          <table:table-cell office:value-type="string" calcext:value-type="string">
            <text:p>M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30f6c1ebb4df9fce4ad43680761029850870ddb90d3af9707da6520db76faa1</text:p>
          </table:table-cell>
          <table:table-cell office:value-type="string" calcext:value-type="string">
            <text:p>DW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7698" calcext:value-type="float">
            <text:p>3769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d681dfdd145f748e7dfd0826562b05037388f44c20c31cf58db807d67edc6f</text:p>
          </table:table-cell>
          <table:table-cell office:value-type="string" calcext:value-type="string">
            <text:p>JM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f05c959fb57b4a383b4f254bd05deda0e1dbd09ab4be427ac4ee291f810f52</text:p>
          </table:table-cell>
          <table:table-cell office:value-type="string" calcext:value-type="string">
            <text:p>TA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332" calcext:value-type="float">
            <text:p>1533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41486b8247c8bcdda842479681fe9be80cc9741b7e1874608996254c7d2ed0</text:p>
          </table:table-cell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38000" calcext:value-type="float">
            <text:p>3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92c0789893aed121bad6f019a2404de535fe98e4ff5f174448f8954a05d17c2</text:p>
          </table:table-cell>
          <table:table-cell office:value-type="string" calcext:value-type="string">
            <text:p>M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85000" calcext:value-type="float">
            <text:p>8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ec4c36f401661095de528a2cdb4166c63c63010c613a9bfadb740bd3da2691c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37000" calcext:value-type="float">
            <text:p>3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74" calcext:value-type="float">
            <text:p>147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40212efa801ba062b8caeedd8d0e3452cee8a9b8aff7f584b41e13719cf262b</text:p>
          </table:table-cell>
          <table:table-cell office:value-type="string" calcext:value-type="string">
            <text:p>C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39000" calcext:value-type="float">
            <text:p>3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9365f875eb664db6aa7684a1040887a068e18af853f2e1e1746718e53cda6f6</text:p>
          </table:table-cell>
          <table:table-cell office:value-type="string" calcext:value-type="string">
            <text:p>S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08000" calcext:value-type="float">
            <text:p>10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91" calcext:value-type="float">
            <text:p>129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ec08aa53bb1152eb7e73cabf92ceadceff6e01dccb4c32fe7e9283a0c4e26da</text:p>
          </table:table-cell>
          <table:table-cell office:value-type="string" calcext:value-type="string">
            <text:p>J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115" calcext:value-type="float">
            <text:p>2211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3912b02b4f76d0f8e225a841a1e8ddf46a08372994a91128a48819d16afd1e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d495a6a878c67e0d9f659af002e0019b8738f4738262b07df270851e09e2783</text:p>
          </table:table-cell>
          <table:table-cell office:value-type="string" calcext:value-type="string">
            <text:p>M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67" calcext:value-type="float">
            <text:p>1006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bf569b0da2e462cf6ae414f44b2b926b0f121ef8305923df940c5615c400008</text:p>
          </table:table-cell>
          <table:table-cell office:value-type="string" calcext:value-type="string">
            <text:p>SC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9000" calcext:value-type="float">
            <text:p>5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118" calcext:value-type="float">
            <text:p>1011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f9cf60c45ab2d684b91f3911618e484be2e8eaae31f7ea433dc4e9690a644db</text:p>
          </table:table-cell>
          <table:table-cell office:value-type="string" calcext:value-type="string">
            <text:p>C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547" calcext:value-type="float">
            <text:p>354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a1c75c6646eb269ae1e7bfb502d66680b1abd97f0bcb5eb4a18425348f109df</text:p>
          </table:table-cell>
          <table:table-cell office:value-type="string" calcext:value-type="string">
            <text:p>L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53" calcext:value-type="float">
            <text:p>165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91fcb6c1872f3027e8204acca585aefd73ccd0fc1d97347f0588227e72e0f53</text:p>
          </table:table-cell>
          <table:table-cell office:value-type="string" calcext:value-type="string">
            <text:p>LF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543" calcext:value-type="float">
            <text:p>954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a4a54166126acb03bf2ade93c35ba4058925355a8247c12d79a9500419ca69b</text:p>
          </table:table-cell>
          <table:table-cell office:value-type="string" calcext:value-type="string">
            <text:p>BJ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2133" calcext:value-type="float">
            <text:p>3213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0ac093386b94b3f48dbb7e0f874c38a219e108cb19216745c3649dc79e5c6ec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9000" calcext:value-type="float">
            <text:p>11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62000" calcext:value-type="float">
            <text:p>6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647" calcext:value-type="float">
            <text:p>56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c30f00a1679b5f7aebef09560be7db3bcb78879b18c4b7069bc1f22247d6e9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498" calcext:value-type="float">
            <text:p>749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bb4b0ded786a509da44453a5395eec8c21c9fc64102aeadf034ad45fc91b601</text:p>
          </table:table-cell>
          <table:table-cell office:value-type="string" calcext:value-type="string">
            <text:p>CB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9478" calcext:value-type="float">
            <text:p>19478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00097d85d31e08cb16cdcddbe1465d8b6505967d6187c1840259a33bc8b70a1</text:p>
          </table:table-cell>
          <table:table-cell office:value-type="string" calcext:value-type="string">
            <text:p>SH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186" calcext:value-type="float">
            <text:p>13186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ac3e33d1035e1b6a03c29c7dc7d7645825c77b28a559ad36fd49ecb82fc27da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262b676fb8eabaea3669d43f83ef22fad7a7353ae112685a9f0efa864c339bd</text:p>
          </table:table-cell>
          <table:table-cell office:value-type="string" calcext:value-type="string">
            <text:p>CB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B - Tier 1 Prime</text:p>
          </table:table-cell>
          <table:table-cell office:value-type="string" calcext:value-type="string">
            <text:p>Automatic Financing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991" calcext:value-type="float">
            <text:p>2099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a118c3a268a8bd76b562b94673cf47abbad50e22c7813dd98ce50ffb9b197f4</text:p>
          </table:table-cell>
          <table:table-cell office:value-type="string" calcext:value-type="string">
            <text:p>NH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B - Tier 1 Prime</text:p>
          </table:table-cell>
          <table:table-cell office:value-type="string" calcext:value-type="string">
            <text:p>Automatic Financing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9000" calcext:value-type="float">
            <text:p>6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417" calcext:value-type="float">
            <text:p>1241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c449040fb4fc0c7a7b8fb91930e58d21a808327755814e7b87005e132c29ae</text:p>
          </table:table-cell>
          <table:table-cell office:value-type="string" calcext:value-type="string">
            <text:p>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B - Tier 1 Prime</text:p>
          </table:table-cell>
          <table:table-cell office:value-type="string" calcext:value-type="string">
            <text:p>Automatic Financing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57000" calcext:value-type="float">
            <text:p>5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287" calcext:value-type="float">
            <text:p>1128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03d66a81169dd8630f02ace9a25cc6a8ef3953b91eb4c2416efa8953a3a069e</text:p>
          </table:table-cell>
          <table:table-cell office:value-type="string" calcext:value-type="string">
            <text:p>L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B - Tier 1 Prime</text:p>
          </table:table-cell>
          <table:table-cell office:value-type="string" calcext:value-type="string">
            <text:p>Automatic Financing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7000" calcext:value-type="float">
            <text:p>5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467" calcext:value-type="float">
            <text:p>746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7a804d0cc88b3980f2667c2a73d6a3f9a50f2252eca855eaf9ef5369b1177b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" calcext:value-type="float">
            <text:p>3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A - Tier 1 Low APR</text:p>
          </table:table-cell>
          <table:table-cell office:value-type="string" calcext:value-type="string">
            <text:p>Automatic Financing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7d13e326d7e0d7ec5a943aaa1e441339a9c7c32b0e3f73200d0eff9faebf141</text:p>
          </table:table-cell>
          <table:table-cell office:value-type="string" calcext:value-type="string">
            <text:p>AG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% Unsecured Fu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780" calcext:value-type="float">
            <text:p>678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d79227b7a379ad733fda301089d88d1ebf5f55999a9dd5727c29f4c024bebe6</text:p>
          </table:table-cell>
          <table:table-cell office:value-type="string" calcext:value-type="string">
            <text:p>T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8004" calcext:value-type="float">
            <text:p>2800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f40daac1ed9eeeedde7d6454858a5261273ec84fc4753c43162e5df3b3d896</text:p>
          </table:table-cell>
          <table:table-cell office:value-type="string" calcext:value-type="string">
            <text:p>C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54" calcext:value-type="float">
            <text:p>205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9b34c301f3fb13a5401763c94e9c57d40e47b551291f2d2e6ef5141a1c3895e</text:p>
          </table:table-cell>
          <table:table-cell office:value-type="string" calcext:value-type="string">
            <text:p>A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52000" calcext:value-type="float">
            <text:p>5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22" calcext:value-type="float">
            <text:p>222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2564808c1d7ad80e3352e23049f7ef836597933b724140bc234fbb29eb50ef1</text:p>
          </table:table-cell>
          <table:table-cell office:value-type="string" calcext:value-type="string">
            <text:p>LH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6000" calcext:value-type="float">
            <text:p>6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9008" calcext:value-type="float">
            <text:p>5900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1f1dc8b8c12be34ff4780a4d0d6feae7e9f44d0082065a15e8b26ec4e31358</text:p>
          </table:table-cell>
          <table:table-cell office:value-type="string" calcext:value-type="string">
            <text:p>GF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7000" calcext:value-type="float">
            <text:p>6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822" calcext:value-type="float">
            <text:p>482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bb908ea50b7a4d2aacaeb809f3887eb8563c10cf8b544d756959d806146749</text:p>
          </table:table-cell>
          <table:table-cell office:value-type="string" calcext:value-type="string">
            <text:p>V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38000" calcext:value-type="float">
            <text:p>3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651" calcext:value-type="float">
            <text:p>265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23a965065c9f3db5ca996c2419210e1d0c2ac16db9f49c3d541bb2ab03e27a4</text:p>
          </table:table-cell>
          <table:table-cell office:value-type="string" calcext:value-type="string">
            <text:p>DJ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8000" calcext:value-type="float">
            <text:p>11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347" calcext:value-type="float">
            <text:p>1834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8dfe8be790bc55e682cc813fba6af7d021a7ada886d12b3c52950956e1d2b4</text:p>
          </table:table-cell>
          <table:table-cell office:value-type="string" calcext:value-type="string">
            <text:p>M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3000" calcext:value-type="float">
            <text:p>7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fd55004f295c4cd19cf0d2a5ddaa4e69bd636b6d6643917639ceed851a7e01c</text:p>
          </table:table-cell>
          <table:table-cell office:value-type="string" calcext:value-type="string">
            <text:p>E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2940" calcext:value-type="float">
            <text:p>4294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22fe7de2d34bdc85720ec0003b6583c728b8ab9e721905305905a85fdb4ee74</text:p>
          </table:table-cell>
          <table:table-cell office:value-type="string" calcext:value-type="string">
            <text:p>YG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1000" calcext:value-type="float">
            <text:p>1000</text:p>
          </table:table-cell>
          <table:table-cell office:value-type="float" office:value="43000" calcext:value-type="float">
            <text:p>430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9445" calcext:value-type="float">
            <text:p>5944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f73b33749d5a24f7e48d0e36d5f1d64b046ec40a473ca50f92db044427225d3</text:p>
          </table:table-cell>
          <table:table-cell office:value-type="string" calcext:value-type="string">
            <text:p>S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56000" calcext:value-type="float">
            <text:p>56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5080" calcext:value-type="float">
            <text:p>950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703307379afac2c3a2a2c0e6f28749542f1fffb05e63567f7646a836470d71f</text:p>
          </table:table-cell>
          <table:table-cell office:value-type="string" calcext:value-type="string">
            <text:p>RC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2934" calcext:value-type="float">
            <text:p>32934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b9c0d4f0415ce57f896d8e0730babb126f907f40b91a2f4906e28a7add1d402</text:p>
          </table:table-cell>
          <table:table-cell office:value-type="string" calcext:value-type="string">
            <text:p>MJ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045" calcext:value-type="float">
            <text:p>2504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c67efe209bb1d2f716d313a2e96855870ffe7180454b54584219cba504d5034</text:p>
          </table:table-cell>
          <table:table-cell office:value-type="string" calcext:value-type="string">
            <text:p>CP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218" calcext:value-type="float">
            <text:p>11218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5e6931f9dc1bfcaa6c06ecb5c6e5a7e7795662ef3bf0f3cb48373c516d17203</text:p>
          </table:table-cell>
          <table:table-cell office:value-type="string" calcext:value-type="string">
            <text:p>J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580" calcext:value-type="float">
            <text:p>658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c05638645cd6039ba4d6997992708ee0f9fe0e7a6e966e2ae897b9fbd4dbc0e</text:p>
          </table:table-cell>
          <table:table-cell office:value-type="string" calcext:value-type="string">
            <text:p>C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3198" calcext:value-type="float">
            <text:p>3319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aab793b407f1ebe300f567e1e219ebf1d3650cc7079f59cf75c4fbeac0f7d5</text:p>
          </table:table-cell>
          <table:table-cell office:value-type="string" calcext:value-type="string">
            <text:p>IJ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9711" calcext:value-type="float">
            <text:p>59711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94c890b71a8f846f9424367f6efa5237d6c502fdb80486d81617d7fe13e9ead</text:p>
          </table:table-cell>
          <table:table-cell office:value-type="string" calcext:value-type="string">
            <text:p>SH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747" calcext:value-type="float">
            <text:p>2274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c4c29c0f292d0bac3f4c231b3698a048955217638d24a367681a95451001afc</text:p>
          </table:table-cell>
          <table:table-cell office:value-type="string" calcext:value-type="string">
            <text:p>A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302" calcext:value-type="float">
            <text:p>330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6865adc369bd6f1dd3a79499f0706c2cf8e3c19dc82a7cd789a579c42fc4beb</text:p>
          </table:table-cell>
          <table:table-cell office:value-type="string" calcext:value-type="string">
            <text:p>JT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996" calcext:value-type="float">
            <text:p>4599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7b9a546066d0e8682d389566ebde91bdaf379906bc12706ae093a72c806bfb3</text:p>
          </table:table-cell>
          <table:table-cell office:value-type="string" calcext:value-type="string">
            <text:p>MB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83" calcext:value-type="float">
            <text:p>108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8ca5147321ea2abb6b632de118dad079385c5d9136ce01de2aa629745dfb341</text:p>
          </table:table-cell>
          <table:table-cell office:value-type="string" calcext:value-type="string">
            <text:p>AR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1000" calcext:value-type="float">
            <text:p>7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269" calcext:value-type="float">
            <text:p>426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a82301397218a684fe7484650f6ed913f59b02bfe48129cf3df702191afb864</text:p>
          </table:table-cell>
          <table:table-cell office:value-type="string" calcext:value-type="string">
            <text:p>DZ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522" calcext:value-type="float">
            <text:p>752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395631aba0f621cb85340eb9d62165de914628ae0c3e678ee92ff2324159875</text:p>
          </table:table-cell>
          <table:table-cell office:value-type="string" calcext:value-type="string">
            <text:p>K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755" calcext:value-type="float">
            <text:p>1175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9ebc23b0e8f87d74ab4b306bee72d15ae45857246557a98b729b144de65934</text:p>
          </table:table-cell>
          <table:table-cell office:value-type="string" calcext:value-type="string">
            <text:p>DS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9000" calcext:value-type="float">
            <text:p>7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4526" calcext:value-type="float">
            <text:p>3452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8b9a53cb11129aec57389be45868cdad4a71520329b16e4b2d3c812aaffd98a</text:p>
          </table:table-cell>
          <table:table-cell office:value-type="string" calcext:value-type="string">
            <text:p>CG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715" calcext:value-type="float">
            <text:p>271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de16a0172bd79067f1dfb6e67e6d9c485f823bdf4890d06b4e3588cded13573</text:p>
          </table:table-cell>
          <table:table-cell office:value-type="string" calcext:value-type="string">
            <text:p>K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31" calcext:value-type="float">
            <text:p>5031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b5555af0790129975d1c91c780b3553a71c82d872436cb4242cbbacf2d46802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6000" calcext:value-type="float">
            <text:p>5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3100" calcext:value-type="float">
            <text:p>3100</text:p>
          </table:table-cell>
          <table:table-cell office:value-type="float" office:value="12000" calcext:value-type="float">
            <text:p>1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216" calcext:value-type="float">
            <text:p>1821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f5397e75ccebcb824bb4d52411658eac332e21763dd8783b5d4b58376d60601</text:p>
          </table:table-cell>
          <table:table-cell office:value-type="string" calcext:value-type="string">
            <text:p>NV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1000" calcext:value-type="float">
            <text:p>3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5900" calcext:value-type="float">
            <text:p>5900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46" calcext:value-type="float">
            <text:p>2546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d80324f4fe88b9f1f1fa052e3868b5e1946dca2ff088ea95f67b2b436055809</text:p>
          </table:table-cell>
          <table:table-cell office:value-type="string" calcext:value-type="string">
            <text:p>DB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6913" calcext:value-type="float">
            <text:p>3691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adf9c447b5b02c75e1e702ad9394fa00d8dd395597ae97f3919b74b9216052</text:p>
          </table:table-cell>
          <table:table-cell office:value-type="string" calcext:value-type="string">
            <text:p>BP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390" calcext:value-type="float">
            <text:p>339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3b9e446c0382dc47b6951dfb59a6ae8f21a5ecd04a17e0fe5b70edf4536fd84</text:p>
          </table:table-cell>
          <table:table-cell office:value-type="string" calcext:value-type="string">
            <text:p>EV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579" calcext:value-type="float">
            <text:p>1757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8a8ccae6cdc30cd0204081b28653e9d62ac36d39878a100bbce83c3138c4a2c</text:p>
          </table:table-cell>
          <table:table-cell office:value-type="string" calcext:value-type="string">
            <text:p>K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9000" calcext:value-type="float">
            <text:p>4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479" calcext:value-type="float">
            <text:p>2547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5392ac4b9bb3d4434394ec4a0d8b7bb520baa2a945e82620362ec7388a0378c</text:p>
          </table:table-cell>
          <table:table-cell office:value-type="string" calcext:value-type="string">
            <text:p>SC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8000" calcext:value-type="float">
            <text:p>3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187" calcext:value-type="float">
            <text:p>418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5307f2dbe62e053fbf598df5a8c3db33bbfe7a2a93b6cba3a3e74aba7b040e2</text:p>
          </table:table-cell>
          <table:table-cell office:value-type="string" calcext:value-type="string">
            <text:p>DG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360" calcext:value-type="float">
            <text:p>1636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ee70cdd1f70f9acd3084bfbf5815a437b3882f54bbc81089b1e74f6d6b7b093</text:p>
          </table:table-cell>
          <table:table-cell office:value-type="string" calcext:value-type="string">
            <text:p>BC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128" calcext:value-type="float">
            <text:p>512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d362d2ffab1af398de922ef5f26ef945f00095b4ba998230cd012f078a7168e</text:p>
          </table:table-cell>
          <table:table-cell office:value-type="string" calcext:value-type="string">
            <text:p>AG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7960" calcext:value-type="float">
            <text:p>3796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6510df04efdd94e252397016588e0a56b5424381181227dd4fb61c2f6b73c1b</text:p>
          </table:table-cell>
          <table:table-cell office:value-type="string" calcext:value-type="string">
            <text:p>C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993" calcext:value-type="float">
            <text:p>1599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e8214e9bf52a0933b7ad796a5bfa30927773c405283a0284aa9a2a5d4b6b9d8</text:p>
          </table:table-cell>
          <table:table-cell office:value-type="string" calcext:value-type="string">
            <text:p>SH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3000" calcext:value-type="float">
            <text:p>7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30" calcext:value-type="float">
            <text:p>503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59f4fdc771bacb6243627b1f12c0996ce2ed3a6d846294407c30576ac7f968c</text:p>
          </table:table-cell>
          <table:table-cell office:value-type="string" calcext:value-type="string">
            <text:p>IW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9000" calcext:value-type="float">
            <text:p>3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411" calcext:value-type="float">
            <text:p>941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3e7a922c9a89f957701b7b3f1ad6f046ce190b9fe08352e3a3a70e852773dd9</text:p>
          </table:table-cell>
          <table:table-cell office:value-type="string" calcext:value-type="string">
            <text:p>BP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774" calcext:value-type="float">
            <text:p>477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2d5f21d63adf96b854989be7811540e982354846ab31366a98bb616738cbde0</text:p>
          </table:table-cell>
          <table:table-cell office:value-type="string" calcext:value-type="string">
            <text:p>DK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814" calcext:value-type="float">
            <text:p>14814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e6b465c652f0a3b23768ab50ece37dae54c42990a84815aafb50e59e241c088</text:p>
          </table:table-cell>
          <table:table-cell office:value-type="string" calcext:value-type="string">
            <text:p>J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669" calcext:value-type="float">
            <text:p>1166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69d8cca664358c891280b4de4e4292d6be13bdbc2ad775d4081c5d2cd78b56b</text:p>
          </table:table-cell>
          <table:table-cell office:value-type="string" calcext:value-type="string">
            <text:p>AT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5000" calcext:value-type="float">
            <text:p>9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497" calcext:value-type="float">
            <text:p>14497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e93b2bd2e679f5a55c46d45228d57b857a4b74f89fbbc784045313e2a9efd5f</text:p>
          </table:table-cell>
          <table:table-cell office:value-type="string" calcext:value-type="string">
            <text:p>MQ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126" calcext:value-type="float">
            <text:p>1412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fe7c34b529b24bd6f41d30681d858b658fdb43837abfcfa0b4097cc99b8477a</text:p>
          </table:table-cell>
          <table:table-cell office:value-type="string" calcext:value-type="string">
            <text:p>LP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3000" calcext:value-type="float">
            <text:p>6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1200" calcext:value-type="float">
            <text:p>12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7568" calcext:value-type="float">
            <text:p>3756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cd7a7f4584565fdc98eaef97b9dafab6a1b52befe21a7dcf09cc4ba307bce84</text:p>
          </table:table-cell>
          <table:table-cell office:value-type="string" calcext:value-type="string">
            <text:p>E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dddfad5340bb94c4b6678005b075f820701ceece3818d368c0531949b77694</text:p>
          </table:table-cell>
          <table:table-cell office:value-type="string" calcext:value-type="string">
            <text:p>GP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808" calcext:value-type="float">
            <text:p>1580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20c13bb9e3266cdc1337065033e0c1d0dbb77098948e623e4c13fd34487d1f7</text:p>
          </table:table-cell>
          <table:table-cell office:value-type="string" calcext:value-type="string">
            <text:p>MD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313" calcext:value-type="float">
            <text:p>1031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45c1f055bf9e5d758cefd52683ce9bbd6662b32cba64e995883a4b2d600d7f</text:p>
          </table:table-cell>
          <table:table-cell office:value-type="string" calcext:value-type="string">
            <text:p>A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9625" calcext:value-type="float">
            <text:p>4962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7b4e533ad5bebbdd23fa49874d3c1bd79f513aa6006d20fdb018edf9671900e</text:p>
          </table:table-cell>
          <table:table-cell office:value-type="string" calcext:value-type="string">
            <text:p>AM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7000" calcext:value-type="float">
            <text:p>3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272" calcext:value-type="float">
            <text:p>827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0147d30c6cda917939d73ada3bda137626f0a6583280f939ae3f0fd0f5294ed</text:p>
          </table:table-cell>
          <table:table-cell office:value-type="string" calcext:value-type="string">
            <text:p>A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177" calcext:value-type="float">
            <text:p>817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c2fb37109630a1d10f423412bc382a5a119065763f5411069e2e0f7fc174dab</text:p>
          </table:table-cell>
          <table:table-cell office:value-type="string" calcext:value-type="string">
            <text:p>D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668b75421b97e8202ca6db2267109a49679b7992257f832866e5c0d2ad4aeb7</text:p>
          </table:table-cell>
          <table:table-cell office:value-type="string" calcext:value-type="string">
            <text:p>J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148" calcext:value-type="float">
            <text:p>314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7e397c94c6560540005243c7bc0ea44a53a970e56d657a6eac91502cdaea9bf</text:p>
          </table:table-cell>
          <table:table-cell office:value-type="string" calcext:value-type="string">
            <text:p>DD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% Unsecured Fu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255" calcext:value-type="float">
            <text:p>1525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150c968615bc9d65e92487272ef5bd8ddfe5266303f0a9f0f0688bdd3a98a7c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2000" calcext:value-type="float">
            <text:p>9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24945485c901999a6210ee3abaf89e406cbc80ad815e71a76b047276a955ab</text:p>
          </table:table-cell>
          <table:table-cell office:value-type="string" calcext:value-type="string">
            <text:p>J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2000" calcext:value-type="float">
            <text:p>6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872" calcext:value-type="float">
            <text:p>1187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a69d843932a59487d55ad64d30150f0eac35ace2d081e7d32d5e7a19a7b51c</text:p>
          </table:table-cell>
          <table:table-cell office:value-type="string" calcext:value-type="string">
            <text:p>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7de225f9f07bcdd2c80be5341241883c8582a77762343c19cc3c7d94a7d13ed</text:p>
          </table:table-cell>
          <table:table-cell office:value-type="string" calcext:value-type="string">
            <text:p>G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3000" calcext:value-type="float">
            <text:p>5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7920" calcext:value-type="float">
            <text:p>379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814957a3e226b03fa186c7c56a4449a504819ee55ed982ba9befe3963c4c875</text:p>
          </table:table-cell>
          <table:table-cell office:value-type="string" calcext:value-type="string">
            <text:p>SH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6000" calcext:value-type="float">
            <text:p>7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eb5d04bc1aa2967f9162532aaf53ed6d48258ea9eedb2a08b74f7c17f671bf3</text:p>
          </table:table-cell>
          <table:table-cell office:value-type="string" calcext:value-type="string">
            <text:p>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8aea0fd566df7eb40a3263f299b2d948ca2fde1b40b8987a144cd2f68fc3b66</text:p>
          </table:table-cell>
          <table:table-cell office:value-type="string" calcext:value-type="string">
            <text:p>OK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9000" calcext:value-type="float">
            <text:p>7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453" calcext:value-type="float">
            <text:p>40453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046f3f6f33508edcc1320fc228571894d5148cd99baabb09f5c64f8339c25a6</text:p>
          </table:table-cell>
          <table:table-cell office:value-type="string" calcext:value-type="string">
            <text:p>W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461" calcext:value-type="float">
            <text:p>1146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7a6c4060cd4306d2b03cdb8c2e4937c7594a00ed22822b36ded60df96777ffd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9000" calcext:value-type="float">
            <text:p>7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1777" calcext:value-type="float">
            <text:p>4177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6fe0c3ff63a42fa1be81aab5f2288925afb9b5cbecabfa4ac4a26f275a73fb2</text:p>
          </table:table-cell>
          <table:table-cell office:value-type="string" calcext:value-type="string">
            <text:p>A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23" calcext:value-type="float">
            <text:p>252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2c59094e01c9e9e226ee849e6dcc96034c3f9aa60cc58c3fad2ef20b08ea53e</text:p>
          </table:table-cell>
          <table:table-cell office:value-type="string" calcext:value-type="string">
            <text:p>D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8000" calcext:value-type="float">
            <text:p>9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863" calcext:value-type="float">
            <text:p>3086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f2afa05c6debccd2c16857b9928a881723ec3bb6b20d56efd3abf39265ec610</text:p>
          </table:table-cell>
          <table:table-cell office:value-type="string" calcext:value-type="string">
            <text:p>RC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52" calcext:value-type="float">
            <text:p>2052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34e4c6fae60d7bfb3613a867072bc25225f0fde49261e27191aef54e26250f2</text:p>
          </table:table-cell>
          <table:table-cell office:value-type="string" calcext:value-type="string">
            <text:p>J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2191" calcext:value-type="float">
            <text:p>3219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875808d779da42a4280e9722f049d33e7d431b5912fb319a65f4c37a52714b9</text:p>
          </table:table-cell>
          <table:table-cell office:value-type="string" calcext:value-type="string">
            <text:p>M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351" calcext:value-type="float">
            <text:p>1135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132c209533f7a7e08b56e7cd7ec02ee25e8033b1f6fe41f30ca035097ce573</text:p>
          </table:table-cell>
          <table:table-cell office:value-type="string" calcext:value-type="string">
            <text:p>PM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784" calcext:value-type="float">
            <text:p>878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50680f27abe0b37feb25f87bb332e982262e27ce2f566ef23bc0b2ca4b2a87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4000" calcext:value-type="float">
            <text:p>4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597" calcext:value-type="float">
            <text:p>859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cf894ec2d29e5b2c9fe205e5915907c59a986d0ded6a284ce7fef854d3d5bc1</text:p>
          </table:table-cell>
          <table:table-cell office:value-type="string" calcext:value-type="string">
            <text:p>A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640" calcext:value-type="float">
            <text:p>46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d9add58617bc920781c2c9d400eac990276268450a1084742b808efac3b09f7</text:p>
          </table:table-cell>
          <table:table-cell office:value-type="string" calcext:value-type="string">
            <text:p>DB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2000" calcext:value-type="float">
            <text:p>4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624" calcext:value-type="float">
            <text:p>6624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02f8dadfd36849f813f0ca58a7321e144eb461ac06318a273b194126cb38fc4</text:p>
          </table:table-cell>
          <table:table-cell office:value-type="string" calcext:value-type="string">
            <text:p>P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3100" calcext:value-type="float">
            <text:p>93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938301850b8a40772d59c3c54bf97207631197b2a2586decf77aca8ae45c4f</text:p>
          </table:table-cell>
          <table:table-cell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48" calcext:value-type="float">
            <text:p>154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def8ee50818bb4e954423d1d84499084343d1d2161a01e4540c096506524ab</text:p>
          </table:table-cell>
          <table:table-cell office:value-type="string" calcext:value-type="string">
            <text:p>W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494" calcext:value-type="float">
            <text:p>349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05c1c275b0e19ee686df0c757d7f1b6bbe2445efea5eb4cf08cae2642cebd2f</text:p>
          </table:table-cell>
          <table:table-cell office:value-type="string" calcext:value-type="string">
            <text:p>TP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930" calcext:value-type="float">
            <text:p>793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ab7843f2962d94ce620fe3d6b094da8fc3bc84975883d2a95a162c7def6aa0b</text:p>
          </table:table-cell>
          <table:table-cell office:value-type="string" calcext:value-type="string">
            <text:p>RM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24000" calcext:value-type="float">
            <text:p>2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887" calcext:value-type="float">
            <text:p>1288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7885a2c873a5f246341f606708ed6e13eb3138c4ac4444c9badf0967130a4d</text:p>
          </table:table-cell>
          <table:table-cell office:value-type="string" calcext:value-type="string">
            <text:p>S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56000" calcext:value-type="float">
            <text:p>5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028" calcext:value-type="float">
            <text:p>1402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8fe37a0320b5e327e20ef1ef0524cba1f170ea80f9725d283f3472ddfc098f1</text:p>
          </table:table-cell>
          <table:table-cell office:value-type="string" calcext:value-type="string">
            <text:p>T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617" calcext:value-type="float">
            <text:p>361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a07ac4cbc0999216f122a02e258de1646bfd8bb911dfa25496c7506615b2238</text:p>
          </table:table-cell>
          <table:table-cell office:value-type="string" calcext:value-type="string">
            <text:p>SM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782" calcext:value-type="float">
            <text:p>978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e1ea1261306576c6162e6e2399fab607535e53f306a85758bd22054021e4036</text:p>
          </table:table-cell>
          <table:table-cell office:value-type="string" calcext:value-type="string">
            <text:p>H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7400" calcext:value-type="float">
            <text:p>7400</text:p>
          </table:table-cell>
          <table:table-cell office:value-type="float" office:value="16000" calcext:value-type="float">
            <text:p>16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3589" calcext:value-type="float">
            <text:p>3358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0a93041b7795c0fe42aa603a8556e5f25a1b7c9c32d89545776a6c6b3b9e8e2</text:p>
          </table:table-cell>
          <table:table-cell office:value-type="string" calcext:value-type="string">
            <text:p>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% Unsecured Fu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67" calcext:value-type="float">
            <text:p>166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f692865c5bbe7d984230ac2a9914e663c97d607b17dc31ee441cf0a321d0516</text:p>
          </table:table-cell>
          <table:table-cell office:value-type="string" calcext:value-type="string">
            <text:p>CC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499" calcext:value-type="float">
            <text:p>21499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5420d331b6105da282652c7a8708e5ae07297a7d72d9a245cce2ac1c4c1e69b</text:p>
          </table:table-cell>
          <table:table-cell office:value-type="string" calcext:value-type="string">
            <text:p>A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 - Tier 2</text:p>
          </table:table-cell>
          <table:table-cell office:value-type="string" calcext:value-type="string">
            <text:p>Automatic Financing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797" calcext:value-type="float">
            <text:p>1179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c9c33693fcb9f0554c2eb9c7072c9cf99abd2413b8e9b1fbb4e12ce8fb2ae7</text:p>
          </table:table-cell>
          <table:table-cell office:value-type="string" calcext:value-type="string">
            <text:p>FW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 - Tier 2 Low APR</text:p>
          </table:table-cell>
          <table:table-cell office:value-type="string" calcext:value-type="string">
            <text:p>Automatic Financing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8000" calcext:value-type="float">
            <text:p>9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537" calcext:value-type="float">
            <text:p>2253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56392e0b3b12a9aaaaa25e545ea08de1d20d2ea5bb4c0f8986a6c12dedeb62e</text:p>
          </table:table-cell>
          <table:table-cell office:value-type="string" calcext:value-type="string">
            <text:p>E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7372f3ca545d93e1e541d4475cc882a57acaa27f4d2e704ec3b42b2ea1436c</text:p>
          </table:table-cell>
          <table:table-cell office:value-type="string" calcext:value-type="string">
            <text:p>C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716" calcext:value-type="float">
            <text:p>67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9c9549b1f752755b72aa80aefb69344064b5ae85bfcf313e0bcad3bb08dc131</text:p>
          </table:table-cell>
          <table:table-cell office:value-type="string" calcext:value-type="string">
            <text:p>CB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519" calcext:value-type="float">
            <text:p>5519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bf6ccfc120310a0a8d7db177f43fb2cb449b8e89fcbd79bdc8a95d6b294c256</text:p>
          </table:table-cell>
          <table:table-cell office:value-type="string" calcext:value-type="string">
            <text:p>N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100" calcext:value-type="float">
            <text:p>13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f23f6ad592d1c09a7183da40b942a31abff56f48107eb85b9ba802ce4cc771a</text:p>
          </table:table-cell>
          <table:table-cell office:value-type="string" calcext:value-type="string">
            <text:p>L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217" calcext:value-type="float">
            <text:p>2121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8411e01f118d23e827577719f75947f012617c3396ba601799dd5372ca734cd</text:p>
          </table:table-cell>
          <table:table-cell office:value-type="string" calcext:value-type="string">
            <text:p>JM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.01" calcext:value-type="float">
            <text:p>0.01</text:p>
          </table:table-cell>
          <table:table-cell office:value-type="float" office:value="11000" calcext:value-type="float">
            <text:p>11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874" calcext:value-type="float">
            <text:p>1787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44d39e7480445ba171ba098445cf9be22a19c593c3c9834f4094a33fd11d3c9</text:p>
          </table:table-cell>
          <table:table-cell office:value-type="string" calcext:value-type="string">
            <text:p>A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613bc2845b60feb001a9b09f8045587809cf8e92e67f1c944b2b28c3a4c7416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893" calcext:value-type="float">
            <text:p>1689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6ae3eb1f67bff89150188ba436c8ef4e398d33fea57478159856964f6caa61a</text:p>
          </table:table-cell>
          <table:table-cell office:value-type="string" calcext:value-type="string">
            <text:p>M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014" calcext:value-type="float">
            <text:p>2201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e9712378b1cb7167fd457188eb981f70698a7f26e0ac14fb46d3e326a3ccc5f</text:p>
          </table:table-cell>
          <table:table-cell office:value-type="string" calcext:value-type="string">
            <text:p>TS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5187" calcext:value-type="float">
            <text:p>55187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06c0604ae00686132e7959279b17a93d92aea3f1b1c4e919f77c547bb645068</text:p>
          </table:table-cell>
          <table:table-cell office:value-type="string" calcext:value-type="string">
            <text:p>LW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6162" calcext:value-type="float">
            <text:p>3616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f28f2ff064808fa597eb2b6c44678c49b7de32b4296c081a0354eda5c45876b</text:p>
          </table:table-cell>
          <table:table-cell office:value-type="string" calcext:value-type="string">
            <text:p>N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830" calcext:value-type="float">
            <text:p>783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aa34cb843116d2496a18d0cf2ab86199952dea3b62d6d61f612e0009e562821</text:p>
          </table:table-cell>
          <table:table-cell office:value-type="string" calcext:value-type="string">
            <text:p>C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.01" calcext:value-type="float">
            <text:p>0.01</text:p>
          </table:table-cell>
          <table:table-cell office:value-type="float" office:value="11000" calcext:value-type="float">
            <text:p>11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341" calcext:value-type="float">
            <text:p>1834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7613e8d05b7a9c79661e16f6a0a463aa83d2f0dfc5269f2a75451465679c916</text:p>
          </table:table-cell>
          <table:table-cell office:value-type="string" calcext:value-type="string">
            <text:p>P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438" calcext:value-type="float">
            <text:p>1643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b0742223d9e65cee9a86dacd698f6a18ac5dee5d480535cbe48c9082a51d1ee</text:p>
          </table:table-cell>
          <table:table-cell office:value-type="string" calcext:value-type="string">
            <text:p>KG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153" calcext:value-type="float">
            <text:p>17153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81d13f9e6ea96978acf870cf02661a01a9506cef4bf1b80316a38fe8e8d1452</text:p>
          </table:table-cell>
          <table:table-cell office:value-type="string" calcext:value-type="string">
            <text:p>CG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318" calcext:value-type="float">
            <text:p>1331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9c6abd0e927b4ad36a04fb4948191668e5377b93af075e2fa53537455444f50</text:p>
          </table:table-cell>
          <table:table-cell office:value-type="string" calcext:value-type="string">
            <text:p>E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530" calcext:value-type="float">
            <text:p>95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2f33ec66b45883366bd89b78530ade59fbd3adcac732f4f42d1b3fd6f66b607</text:p>
          </table:table-cell>
          <table:table-cell office:value-type="string" calcext:value-type="string">
            <text:p>E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a5cc59599b8cc3f92ad179d83cb02ef0b9812c25a3ce1d5ab13876f213adc28</text:p>
          </table:table-cell>
          <table:table-cell office:value-type="string" calcext:value-type="string">
            <text:p>J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83ad5851b6ac048f5692525724f7789324d2c5f873e9e9f7e0520aaab2cc7c</text:p>
          </table:table-cell>
          <table:table-cell office:value-type="string" calcext:value-type="string">
            <text:p>K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8159" calcext:value-type="float">
            <text:p>3815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330c1b218d6ca73ecbbee275ecf7bb615e28da43779a2c8741b68fd6d83f84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29837aa67ac5140b9b52c2437107434490280ba4857a9ec8e133bc41233b129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44000" calcext:value-type="float">
            <text:p>4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8781d92eeec7922393072b041ab02ede5c3983db748a9797bc3d7c47591479</text:p>
          </table:table-cell>
          <table:table-cell office:value-type="string" calcext:value-type="string">
            <text:p>B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872" calcext:value-type="float">
            <text:p>487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ce74c1cad4cf4c3a0756b28294a082fc3714ca909fc8bc95053cf3d31d3d8e</text:p>
          </table:table-cell>
          <table:table-cell office:value-type="string" calcext:value-type="string">
            <text:p>PM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949" calcext:value-type="float">
            <text:p>1194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6b57a0238612ef80ff9653d4d7f3d2f0e7d40f0ff16e26b05e61a81192ff6d3</text:p>
          </table:table-cell>
          <table:table-cell office:value-type="string" calcext:value-type="string">
            <text:p>MW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969" calcext:value-type="float">
            <text:p>896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75502393a9deaf16311f0cc18bf38a7432664fec85f8aaf28565a484a686e71</text:p>
          </table:table-cell>
          <table:table-cell office:value-type="string" calcext:value-type="string">
            <text:p>E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468d391d55e967d15bea2d46b25cd3ec93e277d9097676194b83429b3c4e4db</text:p>
          </table:table-cell>
          <table:table-cell office:value-type="string" calcext:value-type="string">
            <text:p>K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f9124ec0394480217724869c323f9836936f221e06de9c80cff07e97434e470</text:p>
          </table:table-cell>
          <table:table-cell office:value-type="string" calcext:value-type="string">
            <text:p>DW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4975" calcext:value-type="float">
            <text:p>3497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e2179ee4e61d0cf4402b2ff3b0583415ef35c2c78cadfbd8603a7add50b934e</text:p>
          </table:table-cell>
          <table:table-cell office:value-type="string" calcext:value-type="string">
            <text:p>L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ace843fb957e745f94a147a90510d61e833bf8325ff650872d83b963c055cb</text:p>
          </table:table-cell>
          <table:table-cell office:value-type="string" calcext:value-type="string">
            <text:p>J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18" calcext:value-type="float">
            <text:p>45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258414dd528cac545d7dfa7eecb83ed0d6768d26c9117fdaa2474c5c1609864</text:p>
          </table:table-cell>
          <table:table-cell office:value-type="string" calcext:value-type="string">
            <text:p>B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438b9000563273b52e51c89d3705fc7743069a80e5c7a61deba0afdd7036318</text:p>
          </table:table-cell>
          <table:table-cell office:value-type="string" calcext:value-type="string">
            <text:p>EC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255" calcext:value-type="float">
            <text:p>625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record_id</text:p>
          </table:table-cell>
        </table:table-row>
        <table:table-row table:style-name="ro2">
          <table:table-cell office:value-type="string" calcext:value-type="string">
            <text:p>7bd4734fdf5e7bc6d42ca1e4dce785d6ae5441ba34a5959c4d6a17a2cb64fd7f</text:p>
          </table:table-cell>
          <table:table-cell office:value-type="string" calcext:value-type="string">
            <text:p>PP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52" calcext:value-type="float">
            <text:p>155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user_initials</text:p>
          </table:table-cell>
        </table:table-row>
        <table:table-row table:style-name="ro2">
          <table:table-cell office:value-type="string" calcext:value-type="string">
            <text:p>105f03687efdb1234e23fd20ba8994e123403206b07ff37f9b3b9457ce48caf6</text:p>
          </table:table-cell>
          <table:table-cell office:value-type="string" calcext:value-type="string">
            <text:p>CW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/>
          <table:table-cell office:value-type="string" calcext:value-type="string">
            <text:p>DebtToIncome</text:p>
          </table:table-cell>
        </table:table-row>
        <table:table-row table:style-name="ro2">
          <table:table-cell office:value-type="string" calcext:value-type="string">
            <text:p>944b1b958f42339822e90116f29a2c8bbc685b4dce643011b96fc35a5bf46272</text:p>
          </table:table-cell>
          <table:table-cell office:value-type="string" calcext:value-type="string">
            <text:p>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40" calcext:value-type="float">
            <text:p>18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inal_contract_status</text:p>
          </table:table-cell>
        </table:table-row>
        <table:table-row table:style-name="ro2">
          <table:table-cell office:value-type="string" calcext:value-type="string">
            <text:p>32bd18e63950221650bb1afdb66c179df4a368f5e5b7f12fe39bf3078e04baa0</text:p>
          </table:table-cell>
          <table:table-cell office:value-type="string" calcext:value-type="string">
            <text:p>F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1966" calcext:value-type="float">
            <text:p>4196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inal_contract_tier</text:p>
          </table:table-cell>
        </table:table-row>
        <table:table-row table:style-name="ro2">
          <table:table-cell office:value-type="string" calcext:value-type="string">
            <text:p>cb2a6b390995e6bdfcfc20b1742afff832429054ced589704e30867ce5cacd8b</text:p>
          </table:table-cell>
          <table:table-cell office:value-type="string" calcext:value-type="string">
            <text:p>BB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107" calcext:value-type="float">
            <text:p>310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final_contract_tier_name</text:p>
          </table:table-cell>
        </table:table-row>
        <table:table-row table:style-name="ro2">
          <table:table-cell office:value-type="string" calcext:value-type="string">
            <text:p>034fdc3040cf67d0a8c42ede2652f1220e5552ffc743b7e737fdfefcebf19908</text:p>
          </table:table-cell>
          <table:table-cell office:value-type="string" calcext:value-type="string">
            <text:p>H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398" calcext:value-type="float">
            <text:p>43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utomatic Financing_Name</text:p>
          </table:table-cell>
        </table:table-row>
        <table:table-row table:style-name="ro2">
          <table:table-cell office:value-type="string" calcext:value-type="string">
            <text:p>b7a8746a4c43e9ed45f8fd2d409a096473c3778d7dac1e65c961917017e12fa1</text:p>
          </table:table-cell>
          <table:table-cell office:value-type="string" calcext:value-type="string">
            <text:p>TF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005" calcext:value-type="float">
            <text:p>2200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Automatic Financing_Score</text:p>
          </table:table-cell>
        </table:table-row>
        <table:table-row table:style-name="ro2">
          <table:table-cell office:value-type="string" calcext:value-type="string">
            <text:p>6f878380558abe4b2c865596b55b4754cbd29b00bdf850ffe57ef118e8980a1c</text:p>
          </table:table-cell>
          <table:table-cell office:value-type="string" calcext:value-type="string">
            <text:p>NK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3000" calcext:value-type="float">
            <text:p>11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557" calcext:value-type="float">
            <text:p>2255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Automatic Financing_below_600?</text:p>
          </table:table-cell>
        </table:table-row>
        <table:table-row table:style-name="ro2">
          <table:table-cell office:value-type="string" calcext:value-type="string">
            <text:p>fbad19a657c4a0e7ad0c314e2b6de074fcaa9483c2f7a94715fc175f00308592</text:p>
          </table:table-cell>
          <table:table-cell office:value-type="string" calcext:value-type="string">
            <text:p>MG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382" calcext:value-type="float">
            <text:p>2138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Automatic Financing_Status</text:p>
          </table:table-cell>
        </table:table-row>
        <table:table-row table:style-name="ro2">
          <table:table-cell office:value-type="string" calcext:value-type="string">
            <text:p>5d25c5e6d7d12d32b5c47cb4934409e45600e0beed552b7f41bcab67a66cb216</text:p>
          </table:table-cell>
          <table:table-cell office:value-type="string" calcext:value-type="string">
            <text:p>A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23" calcext:value-type="float">
            <text:p>15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Automatic Financing_Amount</text:p>
          </table:table-cell>
        </table:table-row>
        <table:table-row table:style-name="ro2">
          <table:table-cell office:value-type="string" calcext:value-type="string">
            <text:p>574f0e1cdc57d6ace5c5675268cdd56b9b7bb52da2d395b0c111824f8bbb9c1c</text:p>
          </table:table-cell>
          <table:table-cell office:value-type="string" calcext:value-type="string">
            <text:p>S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736" calcext:value-type="float">
            <text:p>1373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Automatic Financing_Details</text:p>
          </table:table-cell>
        </table:table-row>
        <table:table-row table:style-name="ro2">
          <table:table-cell office:value-type="string" calcext:value-type="string">
            <text:p>eeffa2f60a674fc7189935d3bcc78a03fe812dc2f61672a860af6b27c876128a</text:p>
          </table:table-cell>
          <table:table-cell office:value-type="string" calcext:value-type="string">
            <text:p>J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251" calcext:value-type="float">
            <text:p>425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Automatic Financing_DebtToIncome</text:p>
          </table:table-cell>
        </table:table-row>
        <table:table-row table:style-name="ro2">
          <table:table-cell office:value-type="string" calcext:value-type="string">
            <text:p>db9561e0f92a2da50b7cd989386c6f2bbc44a3e63f9a2d74293fc537e95c9260</text:p>
          </table:table-cell>
          <table:table-cell office:value-type="string" calcext:value-type="string">
            <text:p>K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972" calcext:value-type="float">
            <text:p>597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0% Unsecured Funding_Name</text:p>
          </table:table-cell>
        </table:table-row>
        <table:table-row table:style-name="ro2">
          <table:table-cell office:value-type="string" calcext:value-type="string">
            <text:p>cab0e03d44cbf1ad5595ca2d827a22b0c47352c1b83d18ef1d281088b8774a19</text:p>
          </table:table-cell>
          <table:table-cell office:value-type="string" calcext:value-type="string">
            <text:p>jp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447" calcext:value-type="float">
            <text:p>844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0% Unsecured Funding_missing?</text:p>
          </table:table-cell>
        </table:table-row>
        <table:table-row table:style-name="ro2">
          <table:table-cell office:value-type="string" calcext:value-type="string">
            <text:p>2df459ebceb194a14efe46b0e125ff8e5c187a485521c94b39d6b437f2dbafef</text:p>
          </table:table-cell>
          <table:table-cell office:value-type="string" calcext:value-type="string">
            <text:p>HT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5000" calcext:value-type="float">
            <text:p>6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120" calcext:value-type="float">
            <text:p>2012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0% Unsecured Funding_Score</text:p>
          </table:table-cell>
        </table:table-row>
        <table:table-row table:style-name="ro2">
          <table:table-cell office:value-type="string" calcext:value-type="string">
            <text:p>4a84651dd23871245ff8c85c3a1a0b15ba8462015ff24c2fc1f6f884ecfd58eb</text:p>
          </table:table-cell>
          <table:table-cell office:value-type="string" calcext:value-type="string">
            <text:p>KK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26000" calcext:value-type="float">
            <text:p>2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978" calcext:value-type="float">
            <text:p>397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0% Unsecured Funding_below_600?</text:p>
          </table:table-cell>
        </table:table-row>
        <table:table-row table:style-name="ro2">
          <table:table-cell office:value-type="string" calcext:value-type="string">
            <text:p>de13658eda97a01dfa72c46ff7307898ee1e1bc95b0536d0ef4346adab0499cc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3501" calcext:value-type="float">
            <text:p>235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% Unsecured Funding_Status</text:p>
          </table:table-cell>
        </table:table-row>
        <table:table-row table:style-name="ro2">
          <table:table-cell office:value-type="string" calcext:value-type="string">
            <text:p>b8005f71cac7aa4e46c837f6a496c7bb18ec0e02eb817fcf85fd1a32239fb39a</text:p>
          </table:table-cell>
          <table:table-cell office:value-type="string" calcext:value-type="string">
            <text:p>J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95" calcext:value-type="float">
            <text:p>229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0% Unsecured Funding_Amount</text:p>
          </table:table-cell>
        </table:table-row>
        <table:table-row table:style-name="ro2">
          <table:table-cell office:value-type="string" calcext:value-type="string">
            <text:p>dc0488f94a933b6aafa46cc8eff55f212f165c5e3e47b6c1d66dc74eb030ce8e</text:p>
          </table:table-cell>
          <table:table-cell office:value-type="string" calcext:value-type="string">
            <text:p>L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4000" calcext:value-type="float">
            <text:p>6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9000" calcext:value-type="float">
            <text:p>109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9348" calcext:value-type="float">
            <text:p>1593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0% Unsecured Funding_Details</text:p>
          </table:table-cell>
        </table:table-row>
        <table:table-row table:style-name="ro2">
          <table:table-cell office:value-type="string" calcext:value-type="string">
            <text:p>33603353ba892d62c4df152fd1786b3133d92c077e40f4b956142a891fd6bd17</text:p>
          </table:table-cell>
          <table:table-cell office:value-type="string" calcext:value-type="string">
            <text:p>A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4000" calcext:value-type="float">
            <text:p>74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805" calcext:value-type="float">
            <text:p>1280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% Unsecured Funding_Collections</text:p>
          </table:table-cell>
        </table:table-row>
        <table:table-row table:style-name="ro2">
          <table:table-cell office:value-type="string" calcext:value-type="string">
            <text:p>1b77dd9167f052a480240a11fea12775f0b261f721384046ce5ecd5b0523ee1e</text:p>
          </table:table-cell>
          <table:table-cell office:value-type="string" calcext:value-type="string">
            <text:p>HM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2881" calcext:value-type="float">
            <text:p>4288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0% Unsecured Funding_Contingencies</text:p>
          </table:table-cell>
        </table:table-row>
        <table:table-row table:style-name="ro2">
          <table:table-cell office:value-type="string" calcext:value-type="string">
            <text:p>842c0c184fa51a3a34422546d14185ccd81f2f428114a866cb4eacc78e9e0d0d</text:p>
          </table:table-cell>
          <table:table-cell office:value-type="string" calcext:value-type="string">
            <text:p>G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6374" calcext:value-type="float">
            <text:p>1637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0% Unsecured Funding_DebtToIncome</text:p>
          </table:table-cell>
        </table:table-row>
        <table:table-row table:style-name="ro2">
          <table:table-cell office:value-type="string" calcext:value-type="string">
            <text:p>d1d2ca6f845b802ba333e45015237ad375136e92bafe8937ac11e12ae8bacb4c</text:p>
          </table:table-cell>
          <table:table-cell office:value-type="string" calcext:value-type="string">
            <text:p>G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24" calcext:value-type="float">
            <text:p>15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bt Resolution_Name</text:p>
          </table:table-cell>
        </table:table-row>
        <table:table-row table:style-name="ro2">
          <table:table-cell office:value-type="string" calcext:value-type="string">
            <text:p>c1341178333206b5cdff17c124b51954205f376b8b5ad5bf403cffe1b9f1a6f8</text:p>
          </table:table-cell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2000" calcext:value-type="float">
            <text:p>7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1436" calcext:value-type="float">
            <text:p>3143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ebt Resolution_missing?</text:p>
          </table:table-cell>
        </table:table-row>
        <table:table-row table:style-name="ro2">
          <table:table-cell office:value-type="string" calcext:value-type="string">
            <text:p>28854a098e79659a31e1c6f4d342961c0741d33c397b1522b3bcb4dd651de686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/>
          <table:table-cell office:value-type="string" calcext:value-type="string">
            <text:p>Debt Resolution_Score</text:p>
          </table:table-cell>
        </table:table-row>
        <table:table-row table:style-name="ro2">
          <table:table-cell office:value-type="string" calcext:value-type="string">
            <text:p>f2835221157c3f3a63c0254cb8802042d866a224861a512d2886357e4b34709f</text:p>
          </table:table-cell>
          <table:table-cell office:value-type="string" calcext:value-type="string">
            <text:p>RK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68" calcext:value-type="float">
            <text:p>156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ebt Resolution_score_missing?</text:p>
          </table:table-cell>
        </table:table-row>
        <table:table-row table:style-name="ro2">
          <table:table-cell office:value-type="string" calcext:value-type="string">
            <text:p>44f3cd0a9c7bfab8b03fa244f35f6fe8f599693508afd385d348001d585dd190</text:p>
          </table:table-cell>
          <table:table-cell office:value-type="string" calcext:value-type="string">
            <text:p>LG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659" calcext:value-type="float">
            <text:p>765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ebt Resolution_below_600?</text:p>
          </table:table-cell>
        </table:table-row>
        <table:table-row table:style-name="ro2">
          <table:table-cell office:value-type="string" calcext:value-type="string">
            <text:p>9175cb93b683bf7117c147c8783b04f86c5245a413286af863b7b69777e03c8c</text:p>
          </table:table-cell>
          <table:table-cell office:value-type="string" calcext:value-type="string">
            <text:p>OJ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311" calcext:value-type="float">
            <text:p>4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ebt Resolution_Status</text:p>
          </table:table-cell>
        </table:table-row>
        <table:table-row table:style-name="ro2">
          <table:table-cell office:value-type="string" calcext:value-type="string">
            <text:p>b9716f58520abb17ec5efc4fcff5603ba79ec67de083e4adc4547939e1714ab1</text:p>
          </table:table-cell>
          <table:table-cell office:value-type="string" calcext:value-type="string">
            <text:p>G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307" calcext:value-type="float">
            <text:p>730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Debt Resolution_Amount</text:p>
          </table:table-cell>
        </table:table-row>
        <table:table-row table:style-name="ro2">
          <table:table-cell office:value-type="string" calcext:value-type="string">
            <text:p>794df4394d2718aa9b45623237d8cd77499281b7c98d36abd1152713e8187741</text:p>
          </table:table-cell>
          <table:table-cell office:value-type="string" calcext:value-type="string">
            <text:p>M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 - Tier 3</text:p>
          </table:table-cell>
          <table:table-cell office:value-type="string" calcext:value-type="string">
            <text:p>Automatic Financing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395" calcext:value-type="float">
            <text:p>639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ebt Resolution_DebtToIncome</text:p>
          </table:table-cell>
        </table:table-row>
        <table:table-row table:style-name="ro2">
          <table:table-cell office:value-type="string" calcext:value-type="string">
            <text:p>e8e7ffd09b77479f10ded6b7e03d3b4d97a1aee0c1a77873e88ba1f3e4c4f49c</text:p>
          </table:table-cell>
          <table:table-cell office:value-type="string" calcext:value-type="string">
            <text:p>DM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" calcext:value-type="float">
            <text:p>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A - Tier 3 Low APR</text:p>
          </table:table-cell>
          <table:table-cell office:value-type="string" calcext:value-type="string">
            <text:p>Automatic Financing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741" calcext:value-type="float">
            <text:p>1374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c765693227e0441aaa3ed78931bb5bbcc30d8bb1b8c0db2c15ec5e1e23ea378</text:p>
          </table:table-cell>
          <table:table-cell office:value-type="string" calcext:value-type="string">
            <text:p>J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de279e10ccb79a60c31fe7cfdc219f27196e728c769bb386e7d4d4529a40061</text:p>
          </table:table-cell>
          <table:table-cell office:value-type="string" calcext:value-type="string">
            <text:p>DM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771" calcext:value-type="float">
            <text:p>17771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24ef4ec303c31cd59648d692f39d7dd4416b382513757161f999bbcdd15acb6</text:p>
          </table:table-cell>
          <table:table-cell office:value-type="string" calcext:value-type="string">
            <text:p>L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1977" calcext:value-type="float">
            <text:p>9197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af8633b0082524ba690764386d9138eb74fdfabb9623edca940fdd4ec2d55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81f8d9c6e77db25b29cd8b8f5f378952d219cb031927764cf36defe05c855b2</text:p>
          </table:table-cell>
          <table:table-cell office:value-type="string" calcext:value-type="string">
            <text:p>SJ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9970" calcext:value-type="float">
            <text:p>3997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949b39f9e01aa32c97146af52b6166c61c0489a345fbbad35bc66f2b3391a5</text:p>
          </table:table-cell>
          <table:table-cell office:value-type="string" calcext:value-type="string">
            <text:p>C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519" calcext:value-type="float">
            <text:p>951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43482ee23a2cd9712e675d1dc8b95933063c66be651992b3fc38267e2b255e</text:p>
          </table:table-cell>
          <table:table-cell office:value-type="string" calcext:value-type="string">
            <text:p>B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3d7f6c7f07d0b7abbb55ee00726783f940bc18ed55d2dd2da0d20e24dfe76b9</text:p>
          </table:table-cell>
          <table:table-cell office:value-type="string" calcext:value-type="string">
            <text:p>W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7713" calcext:value-type="float">
            <text:p>4771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e291d0bf1dfa2bd3831170f13533d9cd0ec5279821ff03c9a431af3e9ddda5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fa9e6aa6a0aed1fb10df6c7d8ee19777fcd22fe36446507f4b309e5a451640</text:p>
          </table:table-cell>
          <table:table-cell office:value-type="string" calcext:value-type="string">
            <text:p>O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912" calcext:value-type="float">
            <text:p>2191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4aa56145738bbcb2f03d1b624f6af61e28fbb8879043076a5a98cdf60718bc</text:p>
          </table:table-cell>
          <table:table-cell office:value-type="string" calcext:value-type="string">
            <text:p>BH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538" calcext:value-type="float">
            <text:p>10538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f68165cce5b8e37c0b31fbf836db2b86dd2c277d9433fbb5fd0f858061ef4bd</text:p>
          </table:table-cell>
          <table:table-cell office:value-type="string" calcext:value-type="string">
            <text:p>NH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777" calcext:value-type="float">
            <text:p>877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6402cc42683c532184259ef227159d425860f103e0502bae558713a5487505</text:p>
          </table:table-cell>
          <table:table-cell office:value-type="string" calcext:value-type="string">
            <text:p>JB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80" calcext:value-type="float">
            <text:p>22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351e41cad9ccf934de9565245242d4b888201016f03f578fc05b3d6b2b76a2</text:p>
          </table:table-cell>
          <table:table-cell office:value-type="string" calcext:value-type="string">
            <text:p>M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16700" calcext:value-type="float">
            <text:p>16700</text:p>
          </table:table-cell>
          <table:table-cell office:value-type="float" office:value="47000" calcext:value-type="float">
            <text:p>47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5303" calcext:value-type="float">
            <text:p>853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02aa3553c0a080641195a56a58526c6f05dadb7cc80293bc01e214435749fb</text:p>
          </table:table-cell>
          <table:table-cell office:value-type="string" calcext:value-type="string">
            <text:p>S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408" calcext:value-type="float">
            <text:p>940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a2e1f3d06ae454ee6531e94c54cc48419ab9990d25736895f8f187d9d261411</text:p>
          </table:table-cell>
          <table:table-cell office:value-type="string" calcext:value-type="string">
            <text:p>E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929" calcext:value-type="float">
            <text:p>1192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fce6b72afc09cf242605961f738bb0c67d8f819036a64714475d5acbe5dfc6</text:p>
          </table:table-cell>
          <table:table-cell office:value-type="string" calcext:value-type="string">
            <text:p>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7000" calcext:value-type="float">
            <text:p>6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409" calcext:value-type="float">
            <text:p>840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371d4f7ba16d6a01898e6bc10640679d9b741ad6bf9214f6f2903e628d7563</text:p>
          </table:table-cell>
          <table:table-cell office:value-type="string" calcext:value-type="string">
            <text:p>AR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653" calcext:value-type="float">
            <text:p>12653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becbc922955db3a0cc5cef5fa6edad047dae4eb0b37674c83df1813c760af1</text:p>
          </table:table-cell>
          <table:table-cell office:value-type="string" calcext:value-type="string">
            <text:p>JS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A - Tier 4</text:p>
          </table:table-cell>
          <table:table-cell office:value-type="string" calcext:value-type="string">
            <text:p>Automatic Financing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9778" calcext:value-type="float">
            <text:p>9977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79661bbb1b27e60da7ab760cc8b59938ea1f5dc4e467acbf88cee5795e5896e</text:p>
          </table:table-cell>
          <table:table-cell office:value-type="string" calcext:value-type="string">
            <text:p>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" calcext:value-type="float">
            <text:p>9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A - Tier 4 Low APR</text:p>
          </table:table-cell>
          <table:table-cell office:value-type="string" calcext:value-type="string">
            <text:p>Automatic Financing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405" calcext:value-type="float">
            <text:p>240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9f7e98d5862d892fa7454f52ad2c575fb1617097cdb5c0871d6c7a3d313b260</text:p>
          </table:table-cell>
          <table:table-cell office:value-type="string" calcext:value-type="string">
            <text:p>R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4516" calcext:value-type="float">
            <text:p>445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28977ff4008f5a5177feb52122b9a822e2cd3d9b36567d7a8db8db1edab5d5f</text:p>
          </table:table-cell>
          <table:table-cell office:value-type="string" calcext:value-type="string">
            <text:p>A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167" calcext:value-type="float">
            <text:p>516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eb5341e1bc0e159d5c19c3b8ccdabf79ee9c9c3a74a8e05eb0685eb12cdb982</text:p>
          </table:table-cell>
          <table:table-cell office:value-type="string" calcext:value-type="string">
            <text:p>K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515" calcext:value-type="float">
            <text:p>551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ac7b25d29785881fbd6dd2b5d4dc2b6a4d0b4a535e85a2653681633f5bf88fb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27" calcext:value-type="float">
            <text:p>452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503ac15565a086879a37015500e9b0fff72c2f3567b2a98effab2f2ec7d880b</text:p>
          </table:table-cell>
          <table:table-cell office:value-type="string" calcext:value-type="string">
            <text:p>M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56000" calcext:value-type="float">
            <text:p>5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5700" calcext:value-type="float">
            <text:p>57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514" calcext:value-type="float">
            <text:p>3051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6bd03c05afe05ac76e34b609566f96cc80318faad91ecece4ff36d43ebabbec</text:p>
          </table:table-cell>
          <table:table-cell office:value-type="string" calcext:value-type="string">
            <text:p>H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54d14358fcc02d769c2dd9e0e5bd475db4f8d0a22453fc3d0bf8b44d276a406</text:p>
          </table:table-cell>
          <table:table-cell office:value-type="string" calcext:value-type="string">
            <text:p>K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357" calcext:value-type="float">
            <text:p>93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101e2c5572b4994d0256a7921f3335a681c1e28ea3197603eed8de188d385a85</text:p>
          </table:table-cell>
          <table:table-cell office:value-type="string" calcext:value-type="string">
            <text:p>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936" calcext:value-type="float">
            <text:p>693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69e9f824bc29c9bf6a37287afe64aa73d3852a26c9e3a47e1cbc489300b8c32</text:p>
          </table:table-cell>
          <table:table-cell office:value-type="string" calcext:value-type="string">
            <text:p>J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819" calcext:value-type="float">
            <text:p>138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ce5b3d8c0e1c233366a9a0bb9759c28788e597d832ddc94e74e47f12b356059</text:p>
          </table:table-cell>
          <table:table-cell office:value-type="string" calcext:value-type="string">
            <text:p>E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641" calcext:value-type="float">
            <text:p>36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0cd479699e9dd20e453dc20ad1383b2cded13104ec5d6476ec0575902b56243</text:p>
          </table:table-cell>
          <table:table-cell office:value-type="string" calcext:value-type="string">
            <text:p>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70" calcext:value-type="float">
            <text:p>607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e44e2684b052cfd7406bd6eb494479989d35ae07e2201d86a6a2e29b3e85387</text:p>
          </table:table-cell>
          <table:table-cell office:value-type="string" calcext:value-type="string">
            <text:p>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d436e9fdc3e36eb0abf1e4e95f74272f5ecbc24750ff80b20d101c8db29fefb</text:p>
          </table:table-cell>
          <table:table-cell office:value-type="string" calcext:value-type="string">
            <text:p>P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3473" calcext:value-type="float">
            <text:p>3347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1e99e16692cba1fdb7fe7c8fe1c6c1a820b85d95e82b9173d3e7fed7876a9e5</text:p>
          </table:table-cell>
          <table:table-cell office:value-type="string" calcext:value-type="string">
            <text:p>A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10eacf61539d80d59a437ce8ef9ca5455d4e254f585b34d792af64af20e0c7f7</text:p>
          </table:table-cell>
          <table:table-cell office:value-type="string" calcext:value-type="string">
            <text:p>JB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31" calcext:value-type="float">
            <text:p>123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508604302414395bea306cbdfee4055de794a941f54072dc19304a563fcbe59</text:p>
          </table:table-cell>
          <table:table-cell office:value-type="string" calcext:value-type="string">
            <text:p>J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7f3d3fa368b3bc78edf9f7494ed1678577cfd6920f986e23e75b318b4b45f81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0f7374c49b4ca241664c7356a5faf5189b97ec682205568e1cceb7031376df5</text:p>
          </table:table-cell>
          <table:table-cell office:value-type="string" calcext:value-type="string">
            <text:p>MM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368" calcext:value-type="float">
            <text:p>636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3d85f9ce1f21d11631120fc021e496d809bfde93eb4b6b6f4056cef08bde537</text:p>
          </table:table-cell>
          <table:table-cell office:value-type="string" calcext:value-type="string">
            <text:p>KM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85" calcext:value-type="float">
            <text:p>118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46d3281700b1d849aade20bb9eeabad1c1528db918ab548165f2145958cfb97</text:p>
          </table:table-cell>
          <table:table-cell office:value-type="string" calcext:value-type="string">
            <text:p>T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201" calcext:value-type="float">
            <text:p>42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3b4d512ea76fa928d6846f604512e3563b377acae8341b2938cba3d4b733c6ea</text:p>
          </table:table-cell>
          <table:table-cell office:value-type="string" calcext:value-type="string">
            <text:p>MC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9e5e45b2679c23510cd6572c8e785f3ec4fe3e0ab48d7d9300005cb0e271e69</text:p>
          </table:table-cell>
          <table:table-cell office:value-type="string" calcext:value-type="string">
            <text:p>J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914" calcext:value-type="float">
            <text:p>39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2b32941ecb22bd287966f5da1ad18e98a101eb1036e13916281a6a3a93eb2b4e</text:p>
          </table:table-cell>
          <table:table-cell office:value-type="string" calcext:value-type="string">
            <text:p>K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124" calcext:value-type="float">
            <text:p>412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39f23a43ac08e54b7dfca4cae4f0e86098ea96b207f284e7c8d18ce74884f7cb</text:p>
          </table:table-cell>
          <table:table-cell office:value-type="string" calcext:value-type="string">
            <text:p>B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e4f890d3d322bd9d7a7b03c8a33eb2690bfa722a1fab8301be4dce406a70e09a</text:p>
          </table:table-cell>
          <table:table-cell office:value-type="string" calcext:value-type="string">
            <text:p>MG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233bdbaf795633aad5cd23fe1593a1eb4cbdc0bc90d5c54070383a9b7173f2b6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ede8af197d92dc68041b78126905a02205859597dd0b4be3d31816e9d01b755c</text:p>
          </table:table-cell>
          <table:table-cell office:value-type="string" calcext:value-type="string">
            <text:p>M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5d07131a339f5d9e97a5dee27b4aa3759dde3295fecd55a62aa236f26517d12</text:p>
          </table:table-cell>
          <table:table-cell office:value-type="string" calcext:value-type="string">
            <text:p>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858" calcext:value-type="float">
            <text:p>585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2580543aaa26866ad097a9a09a502f181fefc79305f24d888e65adc067a0bdb</text:p>
          </table:table-cell>
          <table:table-cell office:value-type="string" calcext:value-type="string">
            <text:p>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2973a196cf2ceef7fd503bca5aa9404172553dca1bdb9b871c2a91a8fb29d728</text:p>
          </table:table-cell>
          <table:table-cell office:value-type="string" calcext:value-type="string">
            <text:p>M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99" calcext:value-type="float">
            <text:p>1199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4a2e98aeda4133391ab55cb083e7c3d431ba3ef168473f30ef96bdb5e4b0a22</text:p>
          </table:table-cell>
          <table:table-cell office:value-type="string" calcext:value-type="string">
            <text:p>R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3daade2118fab50286ee97cd006a2af0bd9df173fb67f530a254ead2d873b6ae</text:p>
          </table:table-cell>
          <table:table-cell office:value-type="string" calcext:value-type="string">
            <text:p>J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48566f4b90b317e76beac7399799eab2286c94e7602fe36a4e64526edf0ae7d</text:p>
          </table:table-cell>
          <table:table-cell office:value-type="string" calcext:value-type="string">
            <text:p>L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594" calcext:value-type="float">
            <text:p>2159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3fea8368640788215529fb9228997b4b3d5305ad8ff8943eaeabf3a3b00b8cfc</text:p>
          </table:table-cell>
          <table:table-cell office:value-type="string" calcext:value-type="string">
            <text:p>J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6616a443c60daa6d8e33422fa7e3a2b57310cd52774c573b0a6a0cdad3d3657</text:p>
          </table:table-cell>
          <table:table-cell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710" calcext:value-type="float">
            <text:p>971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b9691bb434e5d10806015d0069aa4ecc68c3ab487acd2b8cea918e209fb251c</text:p>
          </table:table-cell>
          <table:table-cell office:value-type="string" calcext:value-type="string">
            <text:p>M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00" calcext:value-type="float">
            <text:p>450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c965da5b3c6cbddbd9ef5607c24dbd7ae272c1de286300b8579b938f5a7588e</text:p>
          </table:table-cell>
          <table:table-cell office:value-type="string" calcext:value-type="string">
            <text:p>KH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931" calcext:value-type="float">
            <text:p>193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04dcd2fa591d1c39e74f166c7368b954c29dcbedfbe453b0153d78cd650db62</text:p>
          </table:table-cell>
          <table:table-cell office:value-type="string" calcext:value-type="string">
            <text:p>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08b768e64eae0be631bddf775859736084cf72042bfefcf120044a721391729</text:p>
          </table:table-cell>
          <table:table-cell office:value-type="string" calcext:value-type="string">
            <text:p>A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286" calcext:value-type="float">
            <text:p>1528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909334cc19f52925f75379c1c9ba26fde43d0555feac8f1bea06979d13f96e6</text:p>
          </table:table-cell>
          <table:table-cell office:value-type="string" calcext:value-type="string">
            <text:p>KF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e3aa1db821076c06f744ff58d9f21ced18e837e0e34614a5ae7e1b24bd8cee</text:p>
          </table:table-cell>
          <table:table-cell office:value-type="string" calcext:value-type="string">
            <text:p>R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66" calcext:value-type="float">
            <text:p>7006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d8c869687a984e991b6e557cfe660d6b38a8f4051ce043aba32b54f5757cfb7</text:p>
          </table:table-cell>
          <table:table-cell office:value-type="string" calcext:value-type="string">
            <text:p>C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347" calcext:value-type="float">
            <text:p>43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7880498dcaec72c9290191432c4def09b3360d1b9878062bec561295879b8b0</text:p>
          </table:table-cell>
          <table:table-cell office:value-type="string" calcext:value-type="string">
            <text:p>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31588ddc40c434372fc955a686137ad7f252616224729c2929c01dcecdf6beac</text:p>
          </table:table-cell>
          <table:table-cell office:value-type="string" calcext:value-type="string">
            <text:p>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a03c996e39126b73115e0f7277e22b183982ae3be00da17954f160ee2caaee1</text:p>
          </table:table-cell>
          <table:table-cell office:value-type="string" calcext:value-type="string">
            <text:p>D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954" calcext:value-type="float">
            <text:p>69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2fe0e9dd973fd70b541705f4cf4b6efcf973290b6f7b974877b5ae6bdeb5a6f3</text:p>
          </table:table-cell>
          <table:table-cell office:value-type="string" calcext:value-type="string">
            <text:p>RB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3282" calcext:value-type="float">
            <text:p>2328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019b410b24a6842a95c15b2bdcd5483f7cbba7f7224e16b02cbc221aa5d0d7a</text:p>
          </table:table-cell>
          <table:table-cell office:value-type="string" calcext:value-type="string">
            <text:p>V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3bb5c6e98925eba0c35bb31afaea8040398dd14a7975a96fec406dc1f7ce118</text:p>
          </table:table-cell>
          <table:table-cell office:value-type="string" calcext:value-type="string">
            <text:p>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2ea04a4d06b3fdb56723205e989a67190b886803abf5ce3fdd230ea0ab1a860</text:p>
          </table:table-cell>
          <table:table-cell office:value-type="string" calcext:value-type="string">
            <text:p>F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4276aa22e755e81980968d1322895644f3dd39008f206e02eb7dcbf00243e4e</text:p>
          </table:table-cell>
          <table:table-cell office:value-type="string" calcext:value-type="string">
            <text:p>VK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2312" calcext:value-type="float">
            <text:p>6231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d2c535fc9c7a2b1a04d4a8c37efd60338df4a678a26be1deffc3e30f271954e</text:p>
          </table:table-cell>
          <table:table-cell office:value-type="string" calcext:value-type="string">
            <text:p>J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743" calcext:value-type="float">
            <text:p>1274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eea864a1152cfef79c76813418ab092630cd36f9f33351e0c7f4438034de52b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971" calcext:value-type="float">
            <text:p>409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03e0f4337448eb53bd42423bed335953f84ffaaffdca876078f876b3ef9c2f3</text:p>
          </table:table-cell>
          <table:table-cell office:value-type="string" calcext:value-type="string">
            <text:p>AB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d637b03d139dd6b6ee627772f2c8a7d4f08804d8c029be82d1e7efdc66c0e77</text:p>
          </table:table-cell>
          <table:table-cell office:value-type="string" calcext:value-type="string">
            <text:p>D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58" calcext:value-type="float">
            <text:p>145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1d2a16c92a8e6ae2f191a54d27d7184ac3b5b8cb51f253056ec7007e56c57417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3931c13b427e844d20ea3ec4cb75f41aecd0bdd7e74e56aa5dc96433b172f54</text:p>
          </table:table-cell>
          <table:table-cell office:value-type="string" calcext:value-type="string">
            <text:p>LM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199" calcext:value-type="float">
            <text:p>6199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390c1918d33f291f6eb6ee21e8460fdf2e33954f1de7efee14b75a310c6d24e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860dbe6589b6fc629328c954702e63c90676b105df22fc96986b565d242d0e1</text:p>
          </table:table-cell>
          <table:table-cell office:value-type="string" calcext:value-type="string">
            <text:p>J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7b24dd141fd0ba8e8da3f450447fa9b9b882e9639876375320a6ed229570a3e</text:p>
          </table:table-cell>
          <table:table-cell office:value-type="string" calcext:value-type="string">
            <text:p>S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39" calcext:value-type="float">
            <text:p>13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23574f5f71a201c53c5add5608a3f44f15f1bd38249ad7dd6d5025a29f67614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faf858418918a77a5aa399454573f53f93997074599e5da1dd7490c5be8f26d</text:p>
          </table:table-cell>
          <table:table-cell office:value-type="string" calcext:value-type="string">
            <text:p>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2875a472040e2115bdb88698bb2424690d6d40891124c541dacb96ced5b863e</text:p>
          </table:table-cell>
          <table:table-cell office:value-type="string" calcext:value-type="string">
            <text:p>MO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8000" calcext:value-type="float">
            <text:p>7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7828" calcext:value-type="float">
            <text:p>478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57b8e19cfdd31c860839f87b84c36609e130aee1497d34fcbfb52ac4234179a</text:p>
          </table:table-cell>
          <table:table-cell office:value-type="string" calcext:value-type="string">
            <text:p>G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177" calcext:value-type="float">
            <text:p>1717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1fabfcef429114bff0cc910d74ff90a29f1a30d51f025adbd945400b51959301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279a2d936eb3aa758ded42079221c17ffa22b29dd9f3c1cefb56b5322a2d3d3d</text:p>
          </table:table-cell>
          <table:table-cell office:value-type="string" calcext:value-type="string">
            <text:p>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ce1d4420edceda6c18758d612dbaaf34a6397674e376374ed04b87fa99c7702</text:p>
          </table:table-cell>
          <table:table-cell office:value-type="string" calcext:value-type="string">
            <text:p>TB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666" calcext:value-type="float">
            <text:p>366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1da2dfc0a43e80f0fd712b5be95484f0ff1a907a586e74600004337257e190a</text:p>
          </table:table-cell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3fa58db9ec4c4babcb7a4a9e4544b5b9e0cbb9a1a7600d418192195bf2a6854</text:p>
          </table:table-cell>
          <table:table-cell office:value-type="string" calcext:value-type="string">
            <text:p>B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b38d73a48a9ea95daad937587a75782d454fa15afb80511e67f7356af8de772</text:p>
          </table:table-cell>
          <table:table-cell office:value-type="string" calcext:value-type="string">
            <text:p>L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5115" calcext:value-type="float">
            <text:p>2511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2152913f6e5acf66b5ea2c1a1b20b84419e2cf9574acc51ede82f6b9ec4714a</text:p>
          </table:table-cell>
          <table:table-cell office:value-type="string" calcext:value-type="string">
            <text:p>T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c908fa6c4fb2b3cab19847abe34da61b29f6d8c909240bd274c9ecad6e0b9e3</text:p>
          </table:table-cell>
          <table:table-cell office:value-type="string" calcext:value-type="string">
            <text:p>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41" calcext:value-type="float">
            <text:p>17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a28b699498948d10565818886646ed07eaf0b7f6ade82efb4076fb2314ab0bb</text:p>
          </table:table-cell>
          <table:table-cell office:value-type="string" calcext:value-type="string">
            <text:p>T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2ce3eb0c6cd9e84f7f3705850d4413d51cd6599d74e4411561a1ceb27c2bd19</text:p>
          </table:table-cell>
          <table:table-cell office:value-type="string" calcext:value-type="string">
            <text:p>D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29" calcext:value-type="float">
            <text:p>13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1ccbe6a29640fe3d8677b30fe34ec0282f96fdae0b02b5a2f0b6ef246d59dbeb</text:p>
          </table:table-cell>
          <table:table-cell office:value-type="string" calcext:value-type="string">
            <text:p>D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371a153dcce2c2ec3442a72db2fb4e2bb80b5bcc7ec6e2d6a9d0fb765af96e5</text:p>
          </table:table-cell>
          <table:table-cell office:value-type="string" calcext:value-type="string">
            <text:p>M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2c1cdbe41ba42866ca7b84a222a7b55d201422e37ab896239b55b253587b024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441" calcext:value-type="float">
            <text:p>24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e2e9e9271633f89841aef36b10a4cf27bff9997df18b95fb42a4e6d677f3bf4</text:p>
          </table:table-cell>
          <table:table-cell office:value-type="string" calcext:value-type="string">
            <text:p>A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89" calcext:value-type="float">
            <text:p>208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8f0564c00d7e04d9f73290b1232a3add737a8b278aa4adef539e6f682683b6c</text:p>
          </table:table-cell>
          <table:table-cell office:value-type="string" calcext:value-type="string">
            <text:p>LJ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11" calcext:value-type="float">
            <text:p>171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d2eb5d191fb8175e404202e98c38ebf547a56a75b7cbec2519cacf0ac890f54</text:p>
          </table:table-cell>
          <table:table-cell office:value-type="string" calcext:value-type="string">
            <text:p>J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731" calcext:value-type="float">
            <text:p>17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f44701690ca82364aba2b9fa3e1fe189c6a602d0590f5a10f0144988ce8c2aa</text:p>
          </table:table-cell>
          <table:table-cell office:value-type="string" calcext:value-type="string">
            <text:p>BW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082" calcext:value-type="float">
            <text:p>2108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1f7ab855a8d5bb44c0d4cbd059db440ab8a237d0182c07dba1a5bdefcfcc69f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493" calcext:value-type="float">
            <text:p>5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985f14bf6e01187eff84122ebf6cfd7212f13541a313bcb5244a97970b371a5</text:p>
          </table:table-cell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861" calcext:value-type="float">
            <text:p>786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8cbcf3cd036defbc7a9feb954d37028d8b20c9bab092b2c99f803ec4b56e8e6</text:p>
          </table:table-cell>
          <table:table-cell office:value-type="string" calcext:value-type="string">
            <text:p>L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44" calcext:value-type="float">
            <text:p>504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123f1b04d046934d961003aaa3c0eacedcabbe9834a26b20db74180ec4cfce1</text:p>
          </table:table-cell>
          <table:table-cell office:value-type="string" calcext:value-type="string">
            <text:p>D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1c59526228f268bbfeaa2f13b08919af39af348192cd48e07d99d42c391fceb</text:p>
          </table:table-cell>
          <table:table-cell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7b22b84b299a88d6ff2550602fe61940f30db73a67aabb41bef33328caf02f33</text:p>
          </table:table-cell>
          <table:table-cell office:value-type="string" calcext:value-type="string">
            <text:p>CT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8000" calcext:value-type="float">
            <text:p>9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620" calcext:value-type="float">
            <text:p>1062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293aa33b1e355d67862d24ebe5b283c1db6a274460923c026a96721215033463</text:p>
          </table:table-cell>
          <table:table-cell office:value-type="string" calcext:value-type="string">
            <text:p>J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492" calcext:value-type="float">
            <text:p>1349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7d977943aba3fd675ff250542d8aa7de921f4e180f7100e46c6b295b86efff6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cf07a2b5e6c7c87980ed2f3f388002a91131ba70d863fbe136e5da3b124355d</text:p>
          </table:table-cell>
          <table:table-cell office:value-type="string" calcext:value-type="string">
            <text:p>AB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9000" calcext:value-type="float">
            <text:p>6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017" calcext:value-type="float">
            <text:p>13017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ab396f9017ecc46f6fddd291228e6f83fbf733a73c5d98669e7fd5974a6c1fc</text:p>
          </table:table-cell>
          <table:table-cell office:value-type="string" calcext:value-type="string">
            <text:p>O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88a2e83bd36fd9725886a05e03d6f86d6150454345c2830d0e1d0df11b9cbbe</text:p>
          </table:table-cell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9432c2310493e8c2ce667fcfc25c32851daa39d325a51788643a8285d62a542</text:p>
          </table:table-cell>
          <table:table-cell office:value-type="string" calcext:value-type="string">
            <text:p>TK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6000" calcext:value-type="float">
            <text:p>6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9000" calcext:value-type="float">
            <text:p>11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13" calcext:value-type="float">
            <text:p>121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c1eb57f79785a94a272c19d820489a8a3e71b09bbf9ead0c217faabd48cf215</text:p>
          </table:table-cell>
          <table:table-cell office:value-type="string" calcext:value-type="string">
            <text:p>B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76f6a65b349ebd27639cbb858d3bf2281a35c5d6894f999278c074bcf0b49e0</text:p>
          </table:table-cell>
          <table:table-cell office:value-type="string" calcext:value-type="string">
            <text:p>J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37f0b91705bb03a2b15cc939fbfc2fafe370ae38c3653210a85942249e501ef6</text:p>
          </table:table-cell>
          <table:table-cell office:value-type="string" calcext:value-type="string">
            <text:p>L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70" calcext:value-type="float">
            <text:p>157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263f32034f6e9b26666ed3e76302885c013934db9ce0ee61821243bdac39891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368" calcext:value-type="float">
            <text:p>836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404fab0d846cfe89b960b3fb920460e3c342024a550cdfa3c200287b687d312</text:p>
          </table:table-cell>
          <table:table-cell office:value-type="string" calcext:value-type="string">
            <text:p>LP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7000" calcext:value-type="float">
            <text:p>8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7745" calcext:value-type="float">
            <text:p>4774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1e8b103f808a9801b8d0435662f6ac389e1f55eb7ef3c4241cc6b5d10101eba</text:p>
          </table:table-cell>
          <table:table-cell office:value-type="string" calcext:value-type="string">
            <text:p>JQ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0db6ea03263fd127a53f3e5de2cf67b41bf8fce0d8e6da965a70003c8e36f05b</text:p>
          </table:table-cell>
          <table:table-cell office:value-type="string" calcext:value-type="string">
            <text:p>J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a8504652f2eaef68cf47c00fb077d07f7c103e542c44b777a48fff9fa5621a5</text:p>
          </table:table-cell>
          <table:table-cell office:value-type="string" calcext:value-type="string">
            <text:p>BG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6337" calcext:value-type="float">
            <text:p>2633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ba3ab6d9c10aecda5cb01cc95115a13f92c1b87334bfc9c1bd9061e3b0f95b7</text:p>
          </table:table-cell>
          <table:table-cell office:value-type="string" calcext:value-type="string">
            <text:p>JB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17" calcext:value-type="float">
            <text:p>121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1f7e4b6edaab15817db32b43c116c5c084f5572b260871536d2bc6900a1b8b3</text:p>
          </table:table-cell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e7d046647e2f802e007d737648f6a20cf2b2c705c5f0d9d839ae9631a2b43d5</text:p>
          </table:table-cell>
          <table:table-cell office:value-type="string" calcext:value-type="string">
            <text:p>I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e6902d63316830a8cee85861f8036d4f1c9bc9d0a1920c501ee0403a95aeddb</text:p>
          </table:table-cell>
          <table:table-cell office:value-type="string" calcext:value-type="string">
            <text:p>N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8000" calcext:value-type="float">
            <text:p>9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438" calcext:value-type="float">
            <text:p>743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05599e19d97403b7bb8ec21a107bc41f0382f87e111dde10dfbec82a2cd0c21c</text:p>
          </table:table-cell>
          <table:table-cell office:value-type="string" calcext:value-type="string">
            <text:p>C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19" calcext:value-type="float">
            <text:p>45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2c76882d28bdd708731151c3151e2e219316a411353809dba1406a28eefa216</text:p>
          </table:table-cell>
          <table:table-cell office:value-type="string" calcext:value-type="string">
            <text:p>JK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5000" calcext:value-type="float">
            <text:p>9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76" calcext:value-type="float">
            <text:p>127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06638cb26e2757e5007adca14d9fa1c3ee3e42e3322beb769c0562d0ff21c10a</text:p>
          </table:table-cell>
          <table:table-cell office:value-type="string" calcext:value-type="string">
            <text:p>J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398eaa5045729616dd7218c3320993be906d3424b326f7b0b05f2330b4a1f2a</text:p>
          </table:table-cell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68000" calcext:value-type="float">
            <text:p>6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662" calcext:value-type="float">
            <text:p>666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fdd520a3a29d70a3db722de206679cad9122b7a8e5ab4b3a73dae7dc060c43c</text:p>
          </table:table-cell>
          <table:table-cell office:value-type="string" calcext:value-type="string">
            <text:p>J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7201" calcext:value-type="float">
            <text:p>2720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3a765aac0e74e00fe2674e7d7dbcb15fa23a2c78cfd784ca3c0318a8f57381d4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efe67c6d6bdc0b5ecbdd56c19f5e4b5c3eee1b73f3702f23c72fd65390dd939a</text:p>
          </table:table-cell>
          <table:table-cell office:value-type="string" calcext:value-type="string">
            <text:p>CD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e43aa6a2e33085d577bdf27075d99c67743bc33ecd3ecf5cc0875b392b2e1c73</text:p>
          </table:table-cell>
          <table:table-cell office:value-type="string" calcext:value-type="string">
            <text:p>C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b2bc4933903fed775ac2ed7f5a7086a32b0ab6c6b76ebc2e237f9ceddc52946</text:p>
          </table:table-cell>
          <table:table-cell office:value-type="string" calcext:value-type="string">
            <text:p>M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3000" calcext:value-type="float">
            <text:p>11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938" calcext:value-type="float">
            <text:p>893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00517a4cc22d3413236fd1aa6c15c46917e86e16c65be71fec878a8b68eac97</text:p>
          </table:table-cell>
          <table:table-cell office:value-type="string" calcext:value-type="string">
            <text:p>V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14774c5b5d79b7d2d48d5a4cef41983dfd4ac04692e008ec4c7a1e0483a78420</text:p>
          </table:table-cell>
          <table:table-cell office:value-type="string" calcext:value-type="string">
            <text:p>MA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93000" calcext:value-type="float">
            <text:p>19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8000" calcext:value-type="float">
            <text:p>11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654" calcext:value-type="float">
            <text:p>1865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b22fdc0751f0900ecf7dacb41a0e946c3cf57e9c86479d0489198f89f38bbdc</text:p>
          </table:table-cell>
          <table:table-cell office:value-type="string" calcext:value-type="string">
            <text:p>MB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4000" calcext:value-type="float">
            <text:p>10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20000" calcext:value-type="float">
            <text:p>12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140" calcext:value-type="float">
            <text:p>1314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4b9ad04e03cc0d5b708247412f9a0895370e8dabd13e963875f8a35c20ff7e0</text:p>
          </table:table-cell>
          <table:table-cell office:value-type="string" calcext:value-type="string">
            <text:p>SF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813" calcext:value-type="float">
            <text:p>581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e03f04175d5069729e21e23eac0d9502195eb9e2d1c87eb9762050e76bcd0836</text:p>
          </table:table-cell>
          <table:table-cell office:value-type="string" calcext:value-type="string">
            <text:p>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7f829c12819ab171a9232c3b8e0ec553a87f005bc1f9d811b653f4e5acb6343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9cfa8fc1f1718faa04ba30f8f8a04780bcdc4e94c781ddb63af1bb26e039be1</text:p>
          </table:table-cell>
          <table:table-cell office:value-type="string" calcext:value-type="string">
            <text:p>IJ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1000" calcext:value-type="float">
            <text:p>6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704" calcext:value-type="float">
            <text:p>7704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bb1d1948463faf40d455683aec65096576e208998732196e2730279344f7909</text:p>
          </table:table-cell>
          <table:table-cell office:value-type="string" calcext:value-type="string">
            <text:p>BP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75077abd20d9f77ce4b3177c6110d4240f56ac63f2b83bfef3179763e534ccc</text:p>
          </table:table-cell>
          <table:table-cell office:value-type="string" calcext:value-type="string">
            <text:p>JB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496" calcext:value-type="float">
            <text:p>5049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e49844fce74e0ee4cbf9cb3f66f1e9a312f22cb57140205762ae0f982a95e255</text:p>
          </table:table-cell>
          <table:table-cell office:value-type="string" calcext:value-type="string">
            <text:p>E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252" calcext:value-type="float">
            <text:p>425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6a24f8fc3531e4c90e60c1b836abe66242553b27cbb9351cdd311f225885efd</text:p>
          </table:table-cell>
          <table:table-cell office:value-type="string" calcext:value-type="string">
            <text:p>RA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83000" calcext:value-type="float">
            <text:p>83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731" calcext:value-type="float">
            <text:p>2731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366a460d99d4d5afd31ac2f742383b174ef680d7606cc8cd0a81fff075c2185</text:p>
          </table:table-cell>
          <table:table-cell office:value-type="string" calcext:value-type="string">
            <text:p>AJ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272" calcext:value-type="float">
            <text:p>527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e43d97d04751c7a39932ecb10e590175c466b0693cbb013b366296998dd8abf6</text:p>
          </table:table-cell>
          <table:table-cell office:value-type="string" calcext:value-type="string">
            <text:p>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5e9b76557aca5060c693065bc0326f1249f9ec5ff3349e919dffa94d450cf834</text:p>
          </table:table-cell>
          <table:table-cell office:value-type="string" calcext:value-type="string">
            <text:p>JS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66000" calcext:value-type="float">
            <text:p>66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834" calcext:value-type="float">
            <text:p>883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fed552eb69d845b9a25a0780f29dbbff1f9d30f5dd3f661d1cdf1b640a86ab2</text:p>
          </table:table-cell>
          <table:table-cell office:value-type="string" calcext:value-type="string">
            <text:p>RS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415" calcext:value-type="float">
            <text:p>541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a74da0e6e524e8e9c03567b0d1ab3d9e3b39c4bf80c8f79eb13b8fb26fa2a85e</text:p>
          </table:table-cell>
          <table:table-cell office:value-type="string" calcext:value-type="string">
            <text:p>D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8000" calcext:value-type="float">
            <text:p>8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99000" calcext:value-type="float">
            <text:p>9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156" calcext:value-type="float">
            <text:p>215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a42e38653bdcae604e332563454813cacdc77f7df1daf06e569e6197f6ddea3</text:p>
          </table:table-cell>
          <table:table-cell office:value-type="string" calcext:value-type="string">
            <text:p>RN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280" calcext:value-type="float">
            <text:p>828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8e5e9379495a690db0d2f73e0f3bd0de51e7bd1f935f9c4b52ca956a88b5a4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9cdc293383a4787d5accd35d36fcf259d868eb0ce2c10d69611242be0c4a3d5c</text:p>
          </table:table-cell>
          <table:table-cell office:value-type="string" calcext:value-type="string">
            <text:p>SB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691" calcext:value-type="float">
            <text:p>1269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64479b74e9b796f1eaffa550c7102b98c9df36fbfdc79e28bfd14bd7669ccf2e</text:p>
          </table:table-cell>
          <table:table-cell office:value-type="string" calcext:value-type="string">
            <text:p>KK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56820" calcext:value-type="float">
            <text:p>5682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2e2286ec0e3dc953855fc2753b52db959c8a9f7be3ec5773461cba2df727b47</text:p>
          </table:table-cell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81acd3caa16b2b7a6ce08e780573bab779b6bdb69822e54d92468d6f551dd24c</text:p>
          </table:table-cell>
          <table:table-cell office:value-type="string" calcext:value-type="string">
            <text:p>KG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42000" calcext:value-type="float">
            <text:p>4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3076" calcext:value-type="float">
            <text:p>3307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49a0e5117581a0913f3070a935d2430a96ed573c578b486496e02f1f815eaf19</text:p>
          </table:table-cell>
          <table:table-cell office:value-type="string" calcext:value-type="string">
            <text:p>BG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i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ncing Automatically and Instantly Available - Money in the Wal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9242" calcext:value-type="float">
            <text:p>924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fc6241cf0cfab9f3e016e8f2bab6dc3ceffe986cb3f4bda39d7e2fbd17bdc600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8464" calcext:value-type="float">
            <text:p>846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6941169173d05a7a7fa2f321f292d5a4e7b748048fe686f2463823fbb54eb18</text:p>
          </table:table-cell>
          <table:table-cell office:value-type="string" calcext:value-type="string">
            <text:p>DB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2185" calcext:value-type="float">
            <text:p>1218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2bb337a3de4b5395998d4cd1c10e763309581079d6ed24ed69ddb3dc60c9a4d</text:p>
          </table:table-cell>
          <table:table-cell office:value-type="string" calcext:value-type="string">
            <text:p>TH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Not Found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Automatic Financing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s Is</text:p>
          </table:table-cell>
          <table:table-cell office:value-type="float" office:value="118000" calcext:value-type="float">
            <text:p>118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7669" calcext:value-type="float">
            <text:p>7669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c761e13eccf9bb25fa5ed6bc891203ff1d9ae4cd0076cadb4decae6a99d66820</text:p>
          </table:table-cell>
          <table:table-cell office:value-type="string" calcext:value-type="string">
            <text:p>KJ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unded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Automatic Financing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Fixed</text:p>
          </table:table-cell>
          <table:table-cell office:value-type="float" office:value="89000" calcext:value-type="float">
            <text:p>89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 - To book: [URL_REMOVED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bt Resolution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3083" calcext:value-type="float">
            <text:p>308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ac3e33d1035e1b6a03c29c7dc7d7645825c77b28a559ad36fd49ecb82fc27da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 - Tier 1</text:p>
          </table:table-cell>
          <table:table-cell office:value-type="string" calcext:value-type="string">
            <text:p>Automatic Financing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ved</text:p>
          </table:table-cell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ncing Automatically and Instantly Avail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Unsecured Funding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in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ecured Revolving Credit Lines - 0% for 12-21 month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t Resoluti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2">
          <table:table-cell table:number-columns-repeated="4"/>
          <table:table-cell table:formula="of:=SUBTOTAL(3;[.$A2:.$A409])" office:value-type="float" office:value="269" calcext:value-type="float">
            <text:p>269</text:p>
          </table:table-cell>
          <table:table-cell table:number-columns-repeated="45"/>
        </table:table-row>
        <table:table-row table:style-name="ro2">
          <table:table-cell table:number-columns-repeated="50"/>
        </table:table-row>
        <table:table-row table:style-name="ro2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record_i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ser_initial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ToIncome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final_contract_statu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final_contract_tier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final_contract_tier_name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utomatic Financing_Name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utomatic Financing_Score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utomatic Financing_Statu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utomatic Financing_Amount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utomatic Financing_Detail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utomatic Financing_Contingencie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utomatic Financing_DebtToIncome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0% Unsecured Funding_Name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0% Unsecured Funding_Score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0% Unsecured Funding_Statu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0% Unsecured Funding_Amount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0% Unsecured Funding_Detail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0% Unsecured Funding_Contingencie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0% Unsecured Funding_DebtToIncome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 Resolution_Name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 Resolution_Score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 Resolution_Statu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 Resolution_Amount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 Resolution_Detail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 Resolution_Contingencies</text:p>
          </table:table-cell>
          <table:table-cell office:value-type="string" calcext:value-type="string">
            <text:p>Categorical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Debt Resolution_DebtToIncome</text:p>
          </table:table-cell>
          <table:table-cell office:value-type="string" calcext:value-type="string">
            <text:p>numerical</text:p>
          </table:table-cell>
          <table:table-cell table:number-columns-repeated="48"/>
        </table:table-row>
        <table:table-row table:style-name="ro2">
          <table:table-cell table:number-columns-repeated="50"/>
        </table:table-row>
        <table:table-row table:style-name="ro2">
          <table:table-cell office:value-type="string" calcext:value-type="string">
            <text:p>Next, let's tackle some binning. </text:p>
          </table:table-cell>
          <table:table-cell table:number-columns-repeated="49"/>
        </table:table-row>
        <table:table-row table:style-name="ro2">
          <table:table-cell office:value-type="float" office:value="0.045" calcext:value-type="float">
            <text:p>0.04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number-columns-repeated="49"/>
        </table:table-row>
        <table:table-row table:style-name="ro2">
          <table:table-cell office:value-type="float" office:value="0.165" calcext:value-type="float">
            <text:p>0.165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31" calcext:value-type="float">
            <text:p>0.31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41" calcext:value-type="float">
            <text:p>0.41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51" calcext:value-type="float">
            <text:p>0.51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095" calcext:value-type="float">
            <text:p>0.095</text:p>
          </table:table-cell>
          <table:table-cell table:number-columns-repeated="49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number-columns-repeated="49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number-columns-repeated="49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number-columns-repeated="49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number-columns-repeated="49"/>
        </table:table-row>
        <table:table-row table:style-name="ro2">
          <table:table-cell office:value-type="float" office:value="0.165" calcext:value-type="float">
            <text:p>0.165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number-columns-repeated="49"/>
        </table:table-row>
        <table:table-row table:style-name="ro2">
          <table:table-cell office:value-type="float" office:value="0.31" calcext:value-type="float">
            <text:p>0.31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number-columns-repeated="49"/>
        </table:table-row>
        <table:table-row table:style-name="ro2">
          <table:table-cell office:value-type="float" office:value="0.41" calcext:value-type="float">
            <text:p>0.41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number-columns-repeated="49"/>
        </table:table-row>
        <table:table-row table:style-name="ro2">
          <table:table-cell office:value-type="float" office:value="0.51" calcext:value-type="float">
            <text:p>0.51</text:p>
          </table:table-cell>
          <table:table-cell table:number-columns-repeated="49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2" office:value-type="string" calcext:value-type="string">
            <text:p>00d681dfdd145f748e7dfd0826562b05037388f44c20c31cf58db807d67edc6f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02cdc91e44b8ca57bc8144d4debbf580b5b7ede498fa004032ceee33b7a24ba4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0db6ea03263fd127a53f3e5de2cf67b41bf8fce0d8e6da965a70003c8e36f05b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233bdbaf795633aad5cd23fe1593a1eb4cbdc0bc90d5c54070383a9b7173f2b6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279a2d936eb3aa758ded42079221c17ffa22b29dd9f3c1cefb56b5322a2d3d3d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2cdc0743e402969530708d4d817c4ea2ad5f33e7e58083278448466f83232773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2d3159f09b9a82ee5b0344cab6a2b68c468c1cd9bbfcece05e53afd1d0768a80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31588ddc40c434372fc955a686137ad7f252616224729c2929c01dcecdf6beac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3468d391d55e967d15bea2d46b25cd3ec93e277d9097676194b83429b3c4e4db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4860dbe6589b6fc629328c954702e63c90676b105df22fc96986b565d242d0e1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4eb5d04bc1aa2967f9162532aaf53ed6d48258ea9eedb2a08b74f7c17f671bf3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688a2e83bd36fd9725886a05e03d6f86d6150454345c2830d0e1d0df11b9cbbe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7371a153dcce2c2ec3442a72db2fb4e2bb80b5bcc7ec6e2d6a9d0fb765af96e5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764d23bb7ccc4ad21b37849c1c0c553fefde972d872439a2c00ce5b68a1cb954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81c59526228f268bbfeaa2f13b08919af39af348192cd48e07d99d42c391fceb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93bb5c6e98925eba0c35bb31afaea8040398dd14a7975a96fec406dc1f7ce118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97f3d3fa368b3bc78edf9f7494ed1678577cfd6920f986e23e75b318b4b45f81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a76f6a65b349ebd27639cbb858d3bf2281a35c5d6894f999278c074bcf0b49e0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ac3e33d1035e1b6a03c29c7dc7d7645825c77b28a559ad36fd49ecb82fc27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d2ea04a4d06b3fdb56723205e989a67190b886803abf5ce3fdd230ea0ab1a860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e43aa6a2e33085d577bdf27075d99c67743bc33ecd3ecf5cc0875b392b2e1c73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ede8af197d92dc68041b78126905a02205859597dd0b4be3d31816e9d01b755c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ef3a69b573eef0bc35feecca4f3aadae3bfbb82bd928634566578468b7355aa3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efe67c6d6bdc0b5ecbdd56c19f5e4b5c3eee1b73f3702f23c72fd65390dd939a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f44d39e7480445ba171ba098445cf9be22a19c593c3c9834f4094a33fd11d3c9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  <table:table-row table:style-name="ro2">
          <table:table-cell table:number-columns-repeated="2" office:value-type="string" calcext:value-type="string">
            <text:p>f56392e0b3b12a9aaaaa25e545ea08de1d20d2ea5bb4c0f8986a6c12dedeb62e</text:p>
          </table:table-cell>
          <table:table-cell table:style-name="ce1" office:value-type="string" calcext:value-type="string">
            <text:p>TRUE</text:p>
          </table:table-cell>
          <table:table-cell table:number-columns-repeated="47"/>
        </table:table-row>
      </table:table>
      <table:named-expressions/>
      <table:database-ranges>
        <table:database-range table:name="__Anonymous_Sheet_DB__0" table:target-range-address="'prefi_weaviate_clean-1_processed'.A1:'prefi_weaviate_clean-1_processed'.AU409" table:display-filter-buttons="true">
          <table:filter>
            <table:filter-and>
              <table:filter-condition table:value="approved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1T11:20:50.794726113</dc:date>
    <meta:editing-duration>PT3H9M12S</meta:editing-duration>
    <meta:editing-cycles>2</meta:editing-cycles>
    <meta:generator>LibreOffice/7.4.7.2$Linux_X86_64 LibreOffice_project/40$Build-2</meta:generator>
    <meta:document-statistic meta:table-count="1" meta:cell-count="19515" meta:object-count="0"/>
  </office:meta>
</office:document-meta>
</file>